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123cm" table:align="left"/>
    </style:style>
    <style:style style:name="Tabla1.A" style:family="table-column">
      <style:table-column-properties style:column-width="2.053cm"/>
    </style:style>
    <style:style style:name="Tabla1.B" style:family="table-column">
      <style:table-column-properties style:column-width="7.0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9.237cm" table:align="left"/>
    </style:style>
    <style:style style:name="Tabla2.A" style:family="table-column">
      <style:table-column-properties style:column-width="2.053cm"/>
    </style:style>
    <style:style style:name="Tabla2.B" style:family="table-column">
      <style:table-column-properties style:column-width="2.344cm"/>
    </style:style>
    <style:style style:name="Tabla2.C" style:family="table-column">
      <style:table-column-properties style:column-width="4.84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2.735cm" table:align="left"/>
    </style:style>
    <style:style style:name="Tabla3.A" style:family="table-column">
      <style:table-column-properties style:column-width="3.126cm"/>
    </style:style>
    <style:style style:name="Tabla3.B" style:family="table-column">
      <style:table-column-properties style:column-width="9.6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3.374cm" table:align="left"/>
    </style:style>
    <style:style style:name="Tabla4.A" style:family="table-column">
      <style:table-column-properties style:column-width="2.45cm"/>
    </style:style>
    <style:style style:name="Tabla4.B" style:family="table-column">
      <style:table-column-properties style:column-width="10.924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3.914cm"/>
    </style:style>
    <style:style style:name="Tabla5.B" style:family="table-column">
      <style:table-column-properties style:column-width="5.42cm"/>
    </style:style>
    <style:style style:name="Tabla5.C" style:family="table-column">
      <style:table-column-properties style:column-width="7.666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6.916cm" table:align="left"/>
    </style:style>
    <style:style style:name="Tabla6.A" style:family="table-column">
      <style:table-column-properties style:column-width="4.214cm"/>
    </style:style>
    <style:style style:name="Tabla6.B" style:family="table-column">
      <style:table-column-properties style:column-width="5.325cm"/>
    </style:style>
    <style:style style:name="Tabla6.C" style:family="table-column">
      <style:table-column-properties style:column-width="7.377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outline="false" style:text-line-through-styl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P5" style:family="paragraph" style:parent-style-name="Heading_20_3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text-align="start" style:justify-single-word="false" fo:break-before="page" style:text-autospace="none" style:writing-mode="lr-tb"/>
      <style:text-properties fo:color="#000000"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text-align="center" style:justify-single-word="false" fo:break-before="page"/>
      <style:text-properties fo:color="#000000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Quotations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text-properties fo:color="#000000"/>
    </style:style>
    <style:style style:name="P15" style:family="paragraph" style:parent-style-name="Preformatted_20_Text">
      <style:paragraph-properties fo:margin-top="0cm" fo:margin-bottom="0.499cm" style:writing-mode="lr-tb"/>
    </style:style>
    <style:style style:name="P16" style:family="paragraph" style:parent-style-name="Text_20_body">
      <style:paragraph-properties fo:margin-left="0cm" fo:margin-right="0cm" fo:margin-top="0.344cm" fo:margin-bottom="0.344cm" style:line-height-at-least="0.741cm" fo:orphans="2" fo:widows="2" fo:text-indent="0cm" style:auto-text-indent="false" fo:padding="0cm" fo:border="none"/>
    </style:style>
    <style:style style:name="P17" style:family="paragraph" style:parent-style-name="Heading_20_3">
      <style:paragraph-properties fo:margin-left="0cm" fo:margin-right="0cm" fo:margin-top="0.476cm" fo:margin-bottom="0.344cm" fo:line-height="150%" fo:orphans="2" fo:widows="2" fo:text-indent="0cm" style:auto-text-indent="false" fo:padding="0cm" fo:border="none"/>
    </style:style>
    <style:style style:name="P18" style:family="paragraph" style:parent-style-name="Horizontal_20_Line">
      <style:paragraph-properties fo:margin-top="0cm" fo:margin-bottom="0cm" fo:orphans="2" fo:widows="2" fo:padding="0cm" fo:border="none"/>
      <style:text-properties fo:color="#000000" fo:background-color="#ffffff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style:style style:name="P58" style:family="paragraph" style:parent-style-name="Text_20_body" style:list-style-name="L55"/>
    <style:style style:name="P59" style:family="paragraph" style:parent-style-name="Text_20_body" style:list-style-name="L56"/>
    <style:style style:name="P60" style:family="paragraph" style:parent-style-name="Text_20_body" style:list-style-name="L57"/>
    <style:style style:name="P61" style:family="paragraph" style:parent-style-name="Text_20_body" style:list-style-name="L58"/>
    <style:style style:name="P62" style:family="paragraph" style:parent-style-name="Text_20_body" style:list-style-name="L59"/>
    <style:style style:name="P63" style:family="paragraph" style:parent-style-name="Text_20_body" style:list-style-name="L60"/>
    <style:style style:name="P64" style:family="paragraph" style:parent-style-name="Text_20_body" style:list-style-name="L61"/>
    <style:style style:name="P65" style:family="paragraph" style:parent-style-name="Text_20_body" style:list-style-name="L62"/>
    <style:style style:name="P66" style:family="paragraph" style:parent-style-name="Text_20_body" style:list-style-name="L63"/>
    <style:style style:name="P67" style:family="paragraph" style:parent-style-name="Text_20_body" style:list-style-name="L64"/>
    <style:style style:name="P68" style:family="paragraph" style:parent-style-name="Text_20_body" style:list-style-name="L65"/>
    <style:style style:name="P69" style:family="paragraph" style:parent-style-name="Text_20_body" style:list-style-name="L66"/>
    <style:style style:name="P70" style:family="paragraph" style:parent-style-name="Text_20_body" style:list-style-name="L67"/>
    <style:style style:name="P71" style:family="paragraph" style:parent-style-name="Text_20_body" style:list-style-name="L68"/>
    <style:style style:name="P72" style:family="paragraph" style:parent-style-name="Text_20_body" style:list-style-name="L69"/>
    <style:style style:name="P73" style:family="paragraph" style:parent-style-name="Text_20_body" style:list-style-name="L70"/>
    <style:style style:name="P74" style:family="paragraph" style:parent-style-name="Text_20_body" style:list-style-name="L71"/>
    <style:style style:name="P75" style:family="paragraph" style:parent-style-name="Text_20_body" style:list-style-name="L1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76" style:family="paragraph" style:parent-style-name="Text_20_body" style:list-style-name="L2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77" style:family="paragraph" style:parent-style-name="Text_20_body" style:list-style-name="L3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78" style:family="paragraph" style:parent-style-name="Text_20_body" style:list-style-name="L4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79" style:family="paragraph" style:parent-style-name="Text_20_body" style:list-style-name="L5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0" style:family="paragraph" style:parent-style-name="Text_20_body" style:list-style-name="L6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1" style:family="paragraph" style:parent-style-name="Text_20_body" style:list-style-name="L7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2" style:family="paragraph" style:parent-style-name="Text_20_body" style:list-style-name="L8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3" style:family="paragraph" style:parent-style-name="Text_20_body" style:list-style-name="L9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4" style:family="paragraph" style:parent-style-name="Text_20_body" style:list-style-name="L10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5" style:family="paragraph" style:parent-style-name="Text_20_body" style:list-style-name="L11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6" style:family="paragraph" style:parent-style-name="Text_20_body" style:list-style-name="L12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7" style:family="paragraph" style:parent-style-name="Text_20_body" style:list-style-name="L13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8" style:family="paragraph" style:parent-style-name="Text_20_body" style:list-style-name="L14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9" style:family="paragraph" style:parent-style-name="Text_20_body" style:list-style-name="L15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90" style:family="paragraph" style:parent-style-name="Text_20_body" style:list-style-name="L16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91" style:family="paragraph" style:parent-style-name="Text_20_body" style:list-style-name="L4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  <style:text-properties fo:font-variant="normal" fo:text-transform="none" fo:color="#000000" style:font-name="DeepSeek-CJK-patch" fo:font-size="12pt" fo:letter-spacing="normal" fo:font-style="normal" fo:font-weight="normal" fo:background-color="#ffffff"/>
    </style:style>
    <style:style style:name="P92" style:family="paragraph" style:parent-style-name="Text_20_body" style:list-style-name="L15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  <style:text-properties fo:font-variant="normal" fo:text-transform="none" fo:color="#000000" style:font-name="DeepSeek-CJK-patch" fo:font-size="12pt" fo:letter-spacing="normal" fo:font-style="normal" fo:font-weight="normal" fo:background-color="#ffffff"/>
    </style:style>
    <style:style style:name="P93" style:family="paragraph" style:parent-style-name="Text_20_body" style:list-style-name="L15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P94" style:family="paragraph" style:parent-style-name="Text_20_body" style:list-style-name="L16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background-color="#ffffff"/>
    </style:style>
    <style:style style:name="T4" style:family="text">
      <style:text-properties fo:font-variant="normal" fo:text-transform="none" fo:color="#000000" style:font-name="DeepSeek-CJK-patch" fo:font-size="12pt" fo:letter-spacing="normal" fo:font-style="normal" fo:font-weight="normal" fo:background-color="#ffffff"/>
    </style:style>
    <style:style style:name="T5" style:family="text">
      <style:text-properties fo:font-variant="normal" fo:text-transform="none" fo:color="#000000" style:font-name="DeepSeek-CJK-patch" fo:font-size="13.5pt" fo:letter-spacing="normal" fo:font-style="normal" fo:font-weight="bold" fo:background-color="#ffffff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a del electrón y protón</text:p>
      <text:p text:style-name="P3"/>
      <text:p text:style-name="Text_20_body"><text:span text:style-name="Strong_20_Emphasis">m_i ∝ 1 / τ_i(Δc)</text:span></text:p>
      <text:p text:style-name="Text_20_body"><text:span text:style-name="Strong_20_Emphasis"/></text:p>
      <text:p text:style-name="Text_20_body">Donde:</text:p>
      <text:list xml:id="list908626582318087502" text:style-name="L24">
        <text:list-item>
          <text:p text:style-name="P27"><text:span text:style-name="Strong_20_Emphasis">m_i</text:span> es la masa de la partícula i.</text:p>
        </text:list-item>
        <text:list-item>
          <text:p text:style-name="P27"><text:span text:style-name="Strong_20_Emphasis">τ_i(Δc)</text:span> es el tiempo de vida cuántico de la partícula i, dependiendo de su interacción con el espacio-tiempo cuántico.</text:p>
        </text:list-item>
      </text:list>
      <text:p text:style-name="Standard"/>
      <text:p text:style-name="Text_20_body">El modelo <text:span text:style-name="Strong_20_Emphasis">SQE</text:span> (Sistema de Quantum Emergente) modifica las relaciones clásicas de la física, como la famosa E=mc2, para adaptarlas a una estructura cuántica emergente. En lugar de simplemente relacionar la masa y la energía de una partícula a través de esta ecuación, en <text:span text:style-name="Strong_20_Emphasis">SQE</text:span> es más apropiado pensar en la masa mim_imi​ como emergente a partir de otros parámetros del sistema, particularmente de la <text:span text:style-name="Strong_20_Emphasis">vida cuántica</text:span> o el <text:span text:style-name="Strong_20_Emphasis">tiempo de vida cuántico</text:span> de una partícula.</text:p>
      <text:p text:style-name="Text_20_body">La fórmula clásica E=mc2 se reinterpreta y se modifica en el modelo <text:span text:style-name="Strong_20_Emphasis">SQE</text:span> para considerar cómo los <text:span text:style-name="Strong_20_Emphasis">ciclos temporales cuánticos</text:span> y las propiedades emergentes de las partículas en el espacio-tiempo cuántico afectan su <text:span text:style-name="Strong_20_Emphasis">energía</text:span> y <text:span text:style-name="Strong_20_Emphasis">masa</text:span>.</text:p>
      <text:h text:style-name="Heading_20_3" text:outline-level="3">Modificación propuesta:</text:h>
      <text:p text:style-name="Text_20_body">La expresión que mencionas, mi∝1τi(Δc)m_i \propto \frac{1}{\tau_i(\Delta c)}mi​∝τi​(Δc)1​, se refiere a la <text:span text:style-name="Strong_20_Emphasis">emergencia de la masa</text:span> en función del <text:span text:style-name="Strong_20_Emphasis">tiempo de vida cuántico</text:span> (τi(Δc)\tau_i(\Delta c)τi​(Δc)) de la partícula. Este enfoque se conecta con varias ideas dentro del modelo SQE y la <text:span text:style-name="Strong_20_Emphasis">coherencia cuántica</text:span>.</text:p>
      <text:p text:style-name="Text_20_body">Aquí el concepto principal es que la masa de una partícula no es un valor fijo o predefinido, sino que está vinculada a su <text:span text:style-name="Strong_20_Emphasis">interacción dinámica</text:span> con el espacio-tiempo cuántico, que depende de su <text:span text:style-name="Strong_20_Emphasis">tiempo de vida cuántico</text:span>. A mayor tiempo de vida de la partícula, mayor será su masa emergente.</text:p>
      <text:h text:style-name="Heading_20_3" text:outline-level="3">Desglosando la fórmula:</text:h>
      <text:list xml:id="list5449990782174191575" text:style-name="L25">
        <text:list-item>
          <text:p text:style-name="P28">mim_imi​ es la masa de la partícula iii.</text:p>
        </text:list-item>
        <text:list-item>
          <text:p text:style-name="P28">τi(Δc)\tau_i(\Delta c)τi​(Δc) es el <text:span text:style-name="Strong_20_Emphasis">tiempo de vida cuántico</text:span> de la partícula, que depende de sus interacciones con el espacio-tiempo cuántico, es decir, cómo su existencia cuántica evoluciona en el tiempo bajo la influencia de la velocidad de la luz ccc y el espacio-tiempo emergente.</text:p>
        </text:list-item>
      </text:list>
      <text:p text:style-name="Text_20_body">El hecho de que la masa esté inversamente relacionada con τi(Δc)\tau_i(\Delta c)τi​(Δc) indica que la <text:span text:style-name="Strong_20_Emphasis">dinámica cuántica</text:span> en el modelo SQE es crucial para entender la masa de las partículas. Este enfoque reemplaza la noción clásica de masa como una propiedad intrínseca e independiente de la partícula.</text:p>
      <text:h text:style-name="Heading_20_3" text:outline-level="3">Relación con E=mc2E = mc^2E=mc2:</text:h>
      <text:p text:style-name="Text_20_body">En el modelo <text:span text:style-name="Strong_20_Emphasis">SQE</text:span>, la relación clásica E=mc2E = mc^2E=mc2 podría ser sustituida o extendida con una versión emergente que incorpore la interacción cuántica de la partícula con el espacio-tiempo cuántico, como:</text:p>
      <text:p text:style-name="Text_20_body">Ei=mic2∝1τi(Δc)⋅c2E_i = m_i c^2 \propto \frac{1}{\tau_i(\Delta c)} \cdot c^2Ei​=mi​c2∝τi​(Δc)1​⋅c2 </text:p>
      <text:h text:style-name="Heading_20_3" text:outline-level="3"><text:soft-page-break/>Significado físico:</text:h>
      <text:list xml:id="list5582382119425670812" text:style-name="L26">
        <text:list-item>
          <text:p text:style-name="P29"><text:span text:style-name="Strong_20_Emphasis">La masa como un fenómeno emergente</text:span>: La masa de una partícula ya no es simplemente una constante fundamental, sino que depende de cómo esa partícula interactúa con el espacio-tiempo cuántico. Cuanto mayor es el tiempo de vida cuántico τi\tau_iτi​, mayor es la masa de la partícula, ya que permanece más tiempo interactuando dentro del campo cuántico.</text:p>
        </text:list-item>
        <text:list-item>
          <text:p text:style-name="P29"><text:span text:style-name="Strong_20_Emphasis">Relación con la velocidad de la luz</text:span>: La fórmula implica que las partículas con <text:span text:style-name="Strong_20_Emphasis">tiempos de vida cuántica más largos</text:span> están más estrechamente "atrapadas" en la estructura cuántica emergente, lo que aumenta su <text:span text:style-name="Strong_20_Emphasis">masa</text:span>.</text:p>
        </text:list-item>
        <text:list-item>
          <text:p text:style-name="P29"><text:span text:style-name="Strong_20_Emphasis">Emergencia del comportamiento de partículas</text:span>: Este modelo también sugiere que la masa y la energía no son simplemente propiedades fijas de las partículas, sino que emergen de las interacciones cuánticas con el espacio-tiempo, lo que genera un comportamiento emergente de las partículas que va más allá de las definiciones clásicas.</text:p>
        </text:list-item>
      </text:list>
      <text:h text:style-name="Heading_20_3" text:outline-level="3">Conclusión:</text:h>
      <text:p text:style-name="Text_20_body">La fórmula mi∝1τi(Δc)m_i \propto \frac{1}{\tau_i(\Delta c)}mi​∝τi​(Δc)1​ en el modelo <text:span text:style-name="Strong_20_Emphasis">SQE</text:span> refleja un cambio de paradigma donde la masa de las partículas emerge no solo de su relación con la energía, sino también de la dinámica cuántica del sistema, específicamente del <text:span text:style-name="Strong_20_Emphasis">tiempo de vida cuántico</text:span> τi(Δc)\tau_i(\Delta c)τi​(Δc), que a su vez está influenciado por las propiedades fundamentales del espacio-tiempo cuántico.</text:p>
      <text:p text:style-name="Text_20_body">Este enfoque va más allá de la visión tradicional de que la masa es una propiedad intrínseca fija, y en su lugar considera que la masa es emergente y depende de la interacción de la partícula con el espacio-tiempo cuántico, lo cual es un principio clave en el modelo <text:span text:style-name="Strong_20_Emphasis">SQE</text:span>.</text:p>
      <text:p text:style-name="Standard"/>
      <text:p text:style-name="P7"/>
      <text:p text:style-name="P2">Carga elemental</text:p>
      <text:p text:style-name="P1"/>
      <text:p text:style-name="P1"/>
      <text:p text:style-name="Text_20_body">En el contexto de <text:span text:style-name="Strong_20_Emphasis">SQE</text:span>, si estamos aplicando la <text:span text:style-name="Strong_20_Emphasis">fuerza</text:span> (F) sobre una carga <text:span text:style-name="Strong_20_Emphasis">q_i</text:span> en un campo eléctrico <text:span text:style-name="Strong_20_Emphasis">E</text:span>, podemos conectar estas ecuaciones de la siguiente forma:</text:p>
      <text:p text:style-name="Text_20_body">La <text:span text:style-name="Strong_20_Emphasis">fuerza</text:span> sobre una carga en un campo eléctrico está dada por:</text:p>
      <text:p text:style-name="Text_20_body"><text:span text:style-name="Strong_20_Emphasis">F = q_i * E</text:span></text:p>
      <text:p text:style-name="Text_20_body">Donde:</text:p>
      <text:list xml:id="list3590764457770291766" text:style-name="L27">
        <text:list-item>
          <text:p text:style-name="P30"><text:span text:style-name="Strong_20_Emphasis">F</text:span> es la fuerza sobre la carga <text:span text:style-name="Strong_20_Emphasis">q_i</text:span>.</text:p>
        </text:list-item>
        <text:list-item>
          <text:p text:style-name="P30"><text:span text:style-name="Strong_20_Emphasis">q_i</text:span> es la carga en cuestión (que podría ser la carga elemental, dependiendo de cómo se formule en el modelo).</text:p>
        </text:list-item>
        <text:list-item>
          <text:p text:style-name="P30"><text:span text:style-name="Strong_20_Emphasis">E</text:span> es el campo eléctrico.</text:p>
        </text:list-item>
      </text:list>
      <text:h text:style-name="Heading_20_3" text:outline-level="3">Relación con la fórmula emergente en SQE</text:h>
      <text:p text:style-name="Text_20_body">La <text:span text:style-name="Strong_20_Emphasis">fórmula</text:span> para la carga <text:span text:style-name="Strong_20_Emphasis">q_i</text:span> en SQE, que hemos propuesto, es:</text:p>
      <text:p text:style-name="Text_20_body"><text:span text:style-name="Strong_20_Emphasis">q_i ∝ (1 / τ_i(Δc))</text:span></text:p>
      <text:p text:style-name="Text_20_body">Esto nos dice que la carga <text:span text:style-name="Strong_20_Emphasis">q_i</text:span> es proporcional al inverso de un <text:span text:style-name="Strong_20_Emphasis">tiempo característico τ_i</text:span>, que está asociado con la reducción de la velocidad <text:span text:style-name="Strong_20_Emphasis">Δc</text:span> de los fotones, es decir, el desacoplamiento o la desaceleración de los fotones en el espacio-tiempo cuántico.</text:p>
      <text:h text:style-name="Heading_20_3" text:outline-level="3">Combinando las fórmulas</text:h>
      <text:p text:style-name="Text_20_body">La fuerza en este caso también podría ser <text:span text:style-name="Strong_20_Emphasis">emergente</text:span> de cómo interactúan las cargas con los campos eléctricos generados por las fluctuaciones cuánticas de la velocidad de los fotones. En este contexto, la <text:span text:style-name="Strong_20_Emphasis">fuerza</text:span> también puede depender de cómo las cargas cambian debido a las interacciones cuánticas.</text:p>
      <text:p text:style-name="Text_20_body">Por lo tanto, la <text:span text:style-name="Strong_20_Emphasis">fuerza</text:span> sobre una carga podría escribirse como:</text:p>
      <text:p text:style-name="Text_20_body"><text:span text:style-name="Strong_20_Emphasis">F ∝ (1 / τ_i(Δc)) * E</text:span></text:p>
      <text:p text:style-name="Text_20_body">Donde <text:span text:style-name="Strong_20_Emphasis">E</text:span> es el campo eléctrico. Es decir, la <text:span text:style-name="Strong_20_Emphasis">fuerza</text:span> sobre una carga <text:span text:style-name="Strong_20_Emphasis">q_i</text:span> sería proporcional a la <text:span text:style-name="Strong_20_Emphasis">reducción de velocidad</text:span> de los fotones (lo que genera la carga) y al <text:span text:style-name="Strong_20_Emphasis">campo eléctrico</text:span>.</text:p>
      <text:h text:style-name="Heading_20_3" text:outline-level="3">Interpretación:</text:h>
      <text:list xml:id="list5889148837509550143" text:style-name="L28">
        <text:list-item>
          <text:p text:style-name="P31"><text:span text:style-name="Strong_20_Emphasis">q_i ∝ (1 / τ_i(Δc))</text:span>: La carga es una propiedad emergente que depende del tiempo característico asociado con la interacción cuántica y la reducción en la velocidad de los fotones.</text:p>
        </text:list-item>
        <text:list-item>
          <text:p text:style-name="P31"><text:span text:style-name="Strong_20_Emphasis">F = q_i * E</text:span>: La fuerza sobre una carga se calcula normalmente multiplicando la carga por el campo eléctrico que experimenta.</text:p>
        </text:list-item>
      </text:list>
      <text:h text:style-name="Heading_20_3" text:outline-level="3">En resumen:</text:h>
      <text:p text:style-name="Text_20_body">La fuerza <text:span text:style-name="Strong_20_Emphasis">F</text:span> sobre una carga <text:span text:style-name="Strong_20_Emphasis">q_i</text:span> es proporcional a la interacción cuántica emergente de la <text:span text:style-name="Strong_20_Emphasis">reducción de la velocidad de los fotones</text:span> (τ_i(Δc)) y a la <text:span text:style-name="Strong_20_Emphasis">intensidad del campo eléctrico</text:span> <text:span text:style-name="Strong_20_Emphasis">E</text:span>. Es una forma en la que <text:span text:style-name="Strong_20_Emphasis">SQE</text:span> integra la física cuántica con la teoría electromagnética clásica, pero con la idea de que las cargas y las interacciones cuánticas son emergentes de cambios en la velocidad de los fotones.</text:p>
      <text:p text:style-name="P10"><text:span text:style-name="Strong_20_Emphasis"><text:span text:style-name="T1">Friedmann-Robertson-Walker (FRW)</text:span></text:span><text:span text:style-name="T1"><text:line-break/></text:span></text:p>
      <text:p text:style-name="P14">En la teoría clásica de <text:span text:style-name="Strong_20_Emphasis">Friedmann-Robertson-Walker (FRW)</text:span>, el <text:span text:style-name="Strong_20_Emphasis">parámetro de Hubble</text:span> H(t) describe la tasa de expansión del universo en función del tiempo, y depende directamente de:</text:p>
      <text:list xml:id="list7460253943989836420" text:style-name="L29">
        <text:list-item>
          <text:p text:style-name="P32">la <text:span text:style-name="Strong_20_Emphasis">densidad de energía</text:span> (materia, radiación, constante cosmológica),</text:p>
        </text:list-item>
        <text:list-item>
          <text:p text:style-name="P32">la <text:span text:style-name="Strong_20_Emphasis">curvatura espacial</text:span>,</text:p>
        </text:list-item>
        <text:list-item>
          <text:p text:style-name="P32">y la <text:span text:style-name="Strong_20_Emphasis">constante de gravedad</text:span> G.</text:p>
        </text:list-item>
      </text:list>
      <text:p text:style-name="Text_20_body">Las ecuaciones de Friedmann clásicas son:</text:p>
      <text:list xml:id="list7914663053043152988" text:style-name="L30">
        <text:list-item>
          <text:p text:style-name="P33">H(t)² = (8πG / 3) × ρ − (k × c²) / a(t)² + (Λ × c²) / 3 ​</text:p>
        </text:list-item>
      </text:list>
      <text:p text:style-name="Text_20_body">donde:</text:p>
      <text:list xml:id="list1274410319932416132" text:style-name="L31">
        <text:list-item>
          <text:p text:style-name="P34">ρ es la densidad de energía total,</text:p>
        </text:list-item>
        <text:list-item>
          <text:p text:style-name="P34">k es la curvatura espacial (0, +1, -1),</text:p>
        </text:list-item>
        <text:list-item>
          <text:p text:style-name="P34">a(t) es el factor de escala,</text:p>
        </text:list-item>
        <text:list-item>
          <text:p text:style-name="P34">Λ es la constante cosmológica,</text:p>
        </text:list-item>
        <text:list-item>
          <text:p text:style-name="P34">c es la velocidad de la luz.</text:p>
        </text:list-item>
      </text:list>
      <text:p text:style-name="Horizontal_20_Line"/>
      <text:p text:style-name="Text_20_body">Ahora, en nuestro <text:span text:style-name="Strong_20_Emphasis">modelo emergente (SQE)</text:span>:</text:p>
      <text:list xml:id="list2666253943917700247" text:style-name="L32">
        <text:list-item>
          <text:p text:style-name="P35">La velocidad de la luz c <text:span text:style-name="Strong_20_Emphasis">no es un valor fijo absoluto</text:span> desde el principio, sino que <text:span text:style-name="Strong_20_Emphasis">emerge</text:span> a partir de una desaceleración inicial controlada por la <text:span text:style-name="Strong_20_Emphasis">autoobservación interna</text:span> del sistema.</text:p>
        </text:list-item>
        <text:list-item>
          <text:p text:style-name="P35">La constante de Planck h también <text:span text:style-name="Strong_20_Emphasis">emerge</text:span> como cuantificación de los primeros entrelazamientos internos.</text:p>
        </text:list-item>
      </text:list>
      <text:p text:style-name="Text_20_body"><text:span text:style-name="Strong_20_Emphasis">Entonces... ¿cómo encaja?</text:span></text:p>
      <text:p text:style-name="Text_20_body">? <text:span text:style-name="Strong_20_Emphasis">Respuesta clave:</text:span><text:line-break/>Si c y h emergen <text:span text:style-name="Strong_20_Emphasis">dinámicamente</text:span> en nuestro modelo, entonces <text:span text:style-name="Strong_20_Emphasis">el valor efectivo</text:span> de todas las constantes cosmológicas (incluido H) <text:span text:style-name="Strong_20_Emphasis">dependería</text:span> del valor emergente de c y G en la fase inicial.</text:p>
      <text:p text:style-name="Text_20_body">Más aún:</text:p>
      <text:list xml:id="list4908684012209404309" text:style-name="L33">
        <text:list-item>
          <text:p text:style-name="P36">En nuestra teoría, la <text:span text:style-name="Emphasis">relación entre c, G, y ρ</text:span> no es fija en el inicio absoluto, sino que depende de las condiciones dinámicas de autoobservación y entrelazamiento.</text:p>
        </text:list-item>
        <text:list-item>
          <text:p text:style-name="P36">Por tanto, el valor inicial del <text:span text:style-name="Strong_20_Emphasis">parámetro de Hubble H0​</text:span> que FRW usa <text:span text:style-name="Strong_20_Emphasis">podría no ser único</text:span>, sino depender de las condiciones emergentes en ese "Big Bang secuenciado" que describimos.</text:p>
        </text:list-item>
        <text:list-item>
          <text:p text:style-name="P36">Esto explicaría (de forma natural) <text:span text:style-name="Strong_20_Emphasis">por qué hoy</text:span> observamos algunas tensiones como la famosa <text:span text:style-name="Emphasis">"tensión de Hubble"</text:span> (las diferencias entre mediciones locales vs cosmológicas de H0).</text:p>
        </text:list-item>
      </text:list>
      <text:p text:style-name="Text_20_body"><text:span text:style-name="Strong_20_Emphasis">En resumen:<text:line-break/></text:span>En el marco de nuestro modelo SQE, las ecuaciones FRW seguirían <text:span text:style-name="Strong_20_Emphasis">estructuralmente</text:span> siendo válidas como descripción de la expansión macroscópica, <text:span text:style-name="Strong_20_Emphasis">pero sus parámetros (c, G, Λ, etc.) emergen dinámicamente</text:span> en fases. El parámetro de Hubble H entonces sería una función de c(t) y G(t) emergentes, no constantes absolutas desde el principio.</text:p>
      <text:h text:style-name="P11" text:outline-level="3">1. <text:span text:style-name="Strong_20_Emphasis">Ecuación de Friedmann estándar (para recordar)</text:span>:</text:h>
      <text:p text:style-name="Text_20_body">H(t)² = (8πG / 3) × ρ − (k × c²) / a(t)² + (Λ × c²) / 3</text:p>
      <text:p text:style-name="Horizontal_20_Line"/>
      <text:h text:style-name="Heading_20_3" text:outline-level="3">2. <text:span text:style-name="Strong_20_Emphasis">Ahora en el modelo SQE</text:span> (c y G son funciones del tiempo: <text:span text:style-name="Strong_20_Emphasis">c(t)</text:span>, <text:span text:style-name="Strong_20_Emphasis">G(t)</text:span>):</text:h>
      <text:p text:style-name="Text_20_body"><text:span text:style-name="Strong_20_Emphasis">H(t)² = (8π × G(t) / 3) × ρ(t) − (k × c(t)²) / a(t)² + (Λ(t) × c(t)²) / 3</text:span></text:p>
      <text:p text:style-name="Horizontal_20_Line"/>
      <text:h text:style-name="Heading_20_3" text:outline-level="3">3. <text:span text:style-name="Strong_20_Emphasis">Notas clave</text:span>:</text:h>
      <text:list xml:id="list7797605365742697150" text:style-name="L34">
        <text:list-item>
          <text:p text:style-name="P37"><text:span text:style-name="Strong_20_Emphasis">G(t)</text:span>: Emergente a partir de la autoobservación dinámica y la estructura de entrelazamientos locales (proporcional al grado de entrelazamiento de fondo).</text:p>
        </text:list-item>
        <text:list-item>
          <text:p text:style-name="P37"><text:span text:style-name="Strong_20_Emphasis">c(t)</text:span>: Ligado al "tempo" de desaceleración inicial de fotones (la "memoria interna" autoobservada).</text:p>
        </text:list-item>
        <text:list-item>
          <text:p text:style-name="P37"><text:span text:style-name="Strong_20_Emphasis">ρ(t)</text:span>: La densidad de energía <text:span text:style-name="Strong_20_Emphasis">también</text:span> varía, ya que depende del número de partículas entrelazadas en expansión.</text:p>
        </text:list-item>
        <text:list-item>
          <text:p text:style-name="P37"><text:span text:style-name="Strong_20_Emphasis">Λ(t)</text:span>: Podría surgir no como constante fija sino como efecto acumulativo de los desfases de entrelazamientos globales.</text:p>
        </text:list-item>
      </text:list>
      <text:p text:style-name="Horizontal_20_Line"/>
      <text:h text:style-name="Heading_20_3" text:outline-level="3">4. <text:span text:style-name="Strong_20_Emphasis">Más formalmente en fórmulas derivadas:</text:span></text:h>
      <text:list xml:id="list4049535588545447342" text:style-name="L35">
        <text:list-item>
          <text:p text:style-name="P38"><text:span text:style-name="Strong_20_Emphasis">G(t) = G₀ × f_G(t)</text:span></text:p>
        </text:list-item>
        <text:list-item>
          <text:p text:style-name="P38"><text:span text:style-name="Strong_20_Emphasis">c(t) = c₀ × f_c(t)</text:span></text:p>
        </text:list-item>
        <text:list-item>
          <text:p text:style-name="P38"><text:span text:style-name="Strong_20_Emphasis">Λ(t) = Λ₀ × f_Λ(t)</text:span></text:p>
        </text:list-item>
        <text:list-item>
          <text:p text:style-name="P38"><text:span text:style-name="Strong_20_Emphasis">ρ(t) = ρ₀ × f_ρ(t)</text:span></text:p>
        </text:list-item>
      </text:list>
      <text:p text:style-name="Text_20_body">donde:</text:p>
      <text:list xml:id="list4650272832320585173" text:style-name="L36">
        <text:list-item>
          <text:p text:style-name="P39"><text:span text:style-name="Strong_20_Emphasis">G₀</text:span>, <text:span text:style-name="Strong_20_Emphasis">c₀</text:span>, <text:span text:style-name="Strong_20_Emphasis">Λ₀</text:span>, <text:span text:style-name="Strong_20_Emphasis">ρ₀</text:span> son los valores de referencia (por ejemplo los actuales de CODATA).</text:p>
        </text:list-item>
        <text:list-item>
          <text:p text:style-name="P39"><text:span text:style-name="Strong_20_Emphasis">f_G(t)</text:span>, <text:span text:style-name="Strong_20_Emphasis">f_c(t)</text:span>, etc., son funciones de evolución específicas que se determinan del modelo SQE (¡estas las podemos ir detallando una a una si quieres!).</text:p>
        </text:list-item>
      </text:list>
      <text:p text:style-name="Horizontal_20_Line"/>
      <text:h text:style-name="Heading_20_3" text:outline-level="3">5. <text:span text:style-name="Strong_20_Emphasis">Entonces, la Ecuación de Friedmann emergente (formalizada para SQE)</text:span> sería:</text:h>
      <text:p text:style-name="Text_20_body">➔ <text:span text:style-name="Strong_20_Emphasis">H(t)² = (8π × G₀ × f_G(t) / 3) × ρ₀ × f_ρ(t) − (k × (c₀ × f_c(t))²) / a(t)² + (Λ₀ × f_Λ(t) × (c₀ × f_c(t))²) / 3</text:span></text:p>
      <text:p text:style-name="P9"><text:span text:style-name="Strong_20_Emphasis"/></text:p>
      <text:h text:style-name="Heading_20_2" text:outline-level="2">Definiendo las funciones de emergencia de las constantes en SQE</text:h>
      <text:p text:style-name="Text_20_body">Recordando:<text:line-break/>Cada <text:span text:style-name="Strong_20_Emphasis">f(t)</text:span> representa cómo <text:span text:style-name="Emphasis">emerge o evoluciona</text:span> cada constante respecto a su valor actual.</text:p>
      <text:p text:style-name="Horizontal_20_Line"/>
      <text:h text:style-name="Heading_20_3" text:outline-level="3">1. <text:span text:style-name="Strong_20_Emphasis">Función f_c(t) — Evolución de la velocidad de la luz</text:span></text:h>
      <text:p text:style-name="Text_20_body">Sabemos que <text:span text:style-name="Strong_20_Emphasis">c</text:span> emerge como máximo ritmo de autoobservación inicial.</text:p>
      <text:p text:style-name="Text_20_body">Propuesta:</text:p>
      <text:list xml:id="list3996491617899030548" text:style-name="L37">
        <text:list-item>
          <text:p text:style-name="P40">En las primeras fases (fase 0–1), <text:span text:style-name="Strong_20_Emphasis">c(t) ≈ c₀</text:span> (se estabiliza muy rápido).</text:p>
        </text:list-item>
        <text:list-item>
          <text:p text:style-name="P40">En las fases posteriores, podría tener ligerísimas correcciones (casi constantes).</text:p>
        </text:list-item>
      </text:list>
      <text:p text:style-name="Text_20_body">Formalización simple:</text:p>
      <text:p text:style-name="Text_20_body">➔ <text:span text:style-name="Strong_20_Emphasis">f_c(t) ≈ 1</text:span><text:line-break/>(salvo perturbaciones minúsculas a gran escala, despreciables en primeras aproximaciones).</text:p>
      <text:p text:style-name="Horizontal_20_Line"/>
      <text:h text:style-name="Heading_20_3" text:outline-level="3">2. <text:span text:style-name="Strong_20_Emphasis">Función f_G(t) — Evolución de la constante gravitacional</text:span></text:h>
      <text:p text:style-name="Text_20_body"><text:span text:style-name="Strong_20_Emphasis">G</text:span> emerge en fase 5–6 (entrelazamiento global y masa activa).<text:line-break/>La gravedad se fortalece conforme el entrelazamiento colectivo crece.</text:p>
      <text:p text:style-name="Text_20_body">Propuesta:</text:p>
      <text:p text:style-name="Text_20_body">➔ <text:span text:style-name="Strong_20_Emphasis">f_G(t) = 1 + ε_G(t)</text:span></text:p>
      <text:p text:style-name="Text_20_body">donde:</text:p>
      <text:list xml:id="list123293481184410232" text:style-name="L38">
        <text:list-item>
          <text:p text:style-name="P41"><text:span text:style-name="Strong_20_Emphasis">ε_G(t)</text:span> es una función pequeña que empieza desde 0 y crece a medida que aumenta la complejidad del entrelazamiento global.</text:p>
        </text:list-item>
      </text:list>
      <text:p text:style-name="Text_20_body">Modelo posible para ε_G(t):</text:p>
      <text:p text:style-name="Text_20_body">➔ <text:span text:style-name="Strong_20_Emphasis">ε_G(t) = α_G × (1 − exp(−β_G × t))</text:span></text:p>
      <text:p text:style-name="Text_20_body">(parámetros α_G y β_G ajustan cuánto y qué rápido crece G).</text:p>
      <text:p text:style-name="Horizontal_20_Line"/>
      <text:h text:style-name="Heading_20_3" text:outline-level="3">3. <text:span text:style-name="Strong_20_Emphasis">Función f_Λ(t) — Evolución de la constante cosmológica</text:span></text:h>
      <text:p text:style-name="Text_20_body">En SQE, <text:span text:style-name="Strong_20_Emphasis">Λ</text:span> sería un "ruido de fase" residual:<text:line-break/>un efecto del desacoplamiento incompleto del entrelazamiento en escalas grandes.</text:p>
      <text:p text:style-name="Text_20_body">Propuesta:</text:p>
      <text:p text:style-name="Text_20_body">➔ <text:span text:style-name="Strong_20_Emphasis">f_Λ(t) = 1 − exp(−β_Λ × t)</text:span></text:p>
      <text:p text:style-name="Text_20_body">(Λ emerge gradualmente como efecto acumulativo de desfases).</text:p>
      <text:p text:style-name="Horizontal_20_Line"/>
      <text:h text:style-name="Heading_20_3" text:outline-level="3"><text:soft-page-break/>4. <text:span text:style-name="Strong_20_Emphasis">Función f_ρ(t) — Evolución de la densidad de energía</text:span></text:h>
      <text:p text:style-name="Text_20_body">La densidad depende de cuánta energía está distribuida y cómo la expansión la diluye.</text:p>
      <text:p text:style-name="Text_20_body">Propuesta:</text:p>
      <text:p text:style-name="Text_20_body">➔ <text:span text:style-name="Strong_20_Emphasis">f_ρ(t) = (a₀ / a(t))³</text:span></text:p>
      <text:p text:style-name="Text_20_body">(esto sigue la expansión clásica de un universo en expansión: volumen ∝ a³).</text:p>
      <text:p text:style-name="Horizontal_20_Line"/>
      <text:h text:style-name="Heading_20_2" text:outline-level="2">Resumen compacto de funciones: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nstante</text:p>
            </table:table-cell>
            <table:table-cell table:style-name="Tabla1.A1" office:value-type="string">
              <text:p text:style-name="Table_20_Heading">Evolución en SQE</text:p>
            </table:table-cell>
          </table:table-row>
        </table:table-header-rows>
        <table:table-row>
          <table:table-cell table:style-name="Tabla1.A1" office:value-type="string">
            <text:p text:style-name="Table_20_Contents">c(t)</text:p>
          </table:table-cell>
          <table:table-cell table:style-name="Tabla1.A1" office:value-type="string">
            <text:p text:style-name="Table_20_Contents"><text:span text:style-name="Strong_20_Emphasis">f_c(t) ≈ 1</text:span></text:p>
          </table:table-cell>
        </table:table-row>
        <table:table-row>
          <table:table-cell table:style-name="Tabla1.A1" office:value-type="string">
            <text:p text:style-name="Table_20_Contents">G(t)</text:p>
          </table:table-cell>
          <table:table-cell table:style-name="Tabla1.A1" office:value-type="string">
            <text:p text:style-name="Table_20_Contents"><text:span text:style-name="Strong_20_Emphasis">f_G(t) = 1 + α_G × (1 − exp(−β_G × t))</text:span></text:p>
          </table:table-cell>
        </table:table-row>
        <table:table-row>
          <table:table-cell table:style-name="Tabla1.A1" office:value-type="string">
            <text:p text:style-name="Table_20_Contents">Λ(t)</text:p>
          </table:table-cell>
          <table:table-cell table:style-name="Tabla1.A1" office:value-type="string">
            <text:p text:style-name="Table_20_Contents"><text:span text:style-name="Strong_20_Emphasis">f_Λ(t) = 1 − exp(−β_Λ × t)</text:span></text:p>
          </table:table-cell>
        </table:table-row>
        <table:table-row>
          <table:table-cell table:style-name="Tabla1.A1" office:value-type="string">
            <text:p text:style-name="Table_20_Contents">ρ(t)</text:p>
          </table:table-cell>
          <table:table-cell table:style-name="Tabla1.A1" office:value-type="string">
            <text:p text:style-name="Table_20_Contents"><text:span text:style-name="Strong_20_Emphasis">f_ρ(t) = (a₀ / a(t))³</text:span></text:p>
          </table:table-cell>
        </table:table-row>
      </table:table>
      <text:p text:style-name="Horizontal_20_Line"/>
      <text:h text:style-name="Heading_20_3" text:outline-level="3">5. <text:span text:style-name="Strong_20_Emphasis">Reescritura final de la Ecuación de Friedmann emergente SQE</text:span></text:h>
      <text:p text:style-name="Text_20_body"><text:span text:style-name="Strong_20_Emphasis">H(t)² = (8π × G₀ × (1 + α_G(1−exp(−β_G t))) / 3) × (ρ₀ × (a₀/a(t))³) − (k × (c₀)²) / a(t)² + (Λ₀ × (1−exp(−β_Λ t)) × c₀²) / 3</text:span></text:p>
      <text:p text:style-name="Text_20_body">✨</text:p>
      <text:h text:style-name="Heading_20_1" text:outline-level="1">? Funciones de evolución detalladas</text:h>
      <text:h text:style-name="Heading_20_2" text:outline-level="2">1. <text:span text:style-name="Strong_20_Emphasis">Velocidad de la luz c(t)</text:span></text:h>
      <text:list xml:id="list6587561956354833625" text:style-name="L39">
        <text:list-item>
          <text:p text:style-name="P42">En fase 0-1 se define el "límite superior" de propagación de correlaciones.</text:p>
        </text:list-item>
        <text:list-item>
          <text:p text:style-name="P42">Rápidamente se estabiliza.</text:p>
        </text:list-item>
      </text:list>
      <text:p text:style-name="Text_20_body">Modelo:</text:p>
      <text:p text:style-name="Quotations"><text:span text:style-name="Strong_20_Emphasis">f_c(t) = 1</text:span></text:p>
      <text:p text:style-name="Text_20_body">(<text:span text:style-name="Strong_20_Emphasis">c(t) = c₀</text:span>, constante efectiva desde el inicio, salvo en escalas cosmológicas extremas, despreciables aquí).</text:p>
      <text:p text:style-name="Horizontal_20_Line"/>
      <text:h text:style-name="Heading_20_2" text:outline-level="2">2. <text:span text:style-name="Strong_20_Emphasis">Constante gravitacional G(t)</text:span></text:h>
      <text:list xml:id="list8671342162935716290" text:style-name="L40">
        <text:list-item>
          <text:p text:style-name="P43">Aparece a partir de la <text:span text:style-name="Strong_20_Emphasis">fase 5</text:span> (entrelazamiento global).</text:p>
        </text:list-item>
        <text:list-item>
          <text:p text:style-name="P43">Crece muy rápido, luego se estabiliza.</text:p>
        </text:list-item>
      </text:list>
      <text:p text:style-name="Text_20_body">Modelo:</text:p>
      <text:p text:style-name="Quotations"><text:span text:style-name="Strong_20_Emphasis">f_G(t) = 1 + α_G × (1 − exp(−β_G × (t − t₅)))</text:span></text:p>
      <text:list xml:id="list1905303874781084988" text:style-name="L41">
        <text:list-item>
          <text:p text:style-name="P44"><text:span text:style-name="Strong_20_Emphasis">t₅</text:span>: tiempo de inicio de fase 5.</text:p>
        </text:list-item>
        <text:list-item>
          <text:p text:style-name="P44"><text:soft-page-break/><text:span text:style-name="Strong_20_Emphasis">α_G ≈ 1</text:span>: amplitud relativa de la variación (ej., G se activa desde 0 a G₀).</text:p>
        </text:list-item>
        <text:list-item>
          <text:p text:style-name="P44"><text:span text:style-name="Strong_20_Emphasis">β_G</text:span>: velocidad de estabilización (muy alta).</text:p>
        </text:list-item>
      </text:list>
      <text:p text:style-name="Text_20_body">(Si <text:span text:style-name="Strong_20_Emphasis">t &lt; t₅</text:span>, entonces <text:span text:style-name="Strong_20_Emphasis">f_G(t) = 0</text:span>).</text:p>
      <text:p text:style-name="Horizontal_20_Line"/>
      <text:h text:style-name="Heading_20_2" text:outline-level="2">3. <text:span text:style-name="Strong_20_Emphasis">Constante cosmológica Λ(t)</text:span></text:h>
      <text:list xml:id="list6178104925551770846" text:style-name="L42">
        <text:list-item>
          <text:p text:style-name="P45">Emergente como efecto residual de entrelazamiento imperfecto desde fase 7–8.</text:p>
        </text:list-item>
        <text:list-item>
          <text:p text:style-name="P45">Crece lento y asintóticamente.</text:p>
        </text:list-item>
      </text:list>
      <text:p text:style-name="Text_20_body">Modelo:</text:p>
      <text:p text:style-name="Quotations"><text:span text:style-name="Strong_20_Emphasis">f_Λ(t) = 1 − exp(−β_Λ × (t − t₇))</text:span></text:p>
      <text:list xml:id="list9092746150450326292" text:style-name="L43">
        <text:list-item>
          <text:p text:style-name="P46"><text:span text:style-name="Strong_20_Emphasis">t₇</text:span>: inicio de la fase de no linealidad global.</text:p>
        </text:list-item>
        <text:list-item>
          <text:p text:style-name="P46">β_Λ muy pequeño → crecimiento muuuuy lento.</text:p>
        </text:list-item>
      </text:list>
      <text:p text:style-name="Text_20_body">(Si <text:span text:style-name="Strong_20_Emphasis">t &lt; t₇</text:span>, entonces <text:span text:style-name="Strong_20_Emphasis">f_Λ(t) = 0</text:span>).</text:p>
      <text:p text:style-name="Horizontal_20_Line"/>
      <text:h text:style-name="Heading_20_2" text:outline-level="2">4. <text:span text:style-name="Strong_20_Emphasis">Densidad de energía ρ(t)</text:span></text:h>
      <text:list xml:id="list4372611149933736261" text:style-name="L44">
        <text:list-item>
          <text:p text:style-name="P47">Evoluciona como siempre en un universo que se expande.</text:p>
        </text:list-item>
      </text:list>
      <text:p text:style-name="Text_20_body">Modelo clásico:</text:p>
      <text:p text:style-name="Quotations"><text:span text:style-name="Strong_20_Emphasis">f_ρ(t) = (a₀ / a(t))³</text:span></text:p>
      <text:p text:style-name="Text_20_body">donde <text:span text:style-name="Strong_20_Emphasis">a(t)</text:span> es el factor de escala.</text:p>
      <text:p text:style-name="Horizontal_20_Line"/>
      <text:h text:style-name="Heading_20_1" text:outline-level="1">? Ejemplo sencillo</text:h>
      <text:p text:style-name="Text_20_body">Imagina:</text:p>
      <text:list xml:id="list4835276370911083788" text:style-name="L45">
        <text:list-item>
          <text:p text:style-name="P48">Estamos en una era <text:span text:style-name="Strong_20_Emphasis">después</text:span> de la fase 6, es decir, <text:span text:style-name="Strong_20_Emphasis">G</text:span> ya está activo, <text:span text:style-name="Strong_20_Emphasis">Λ</text:span> empieza pero es pequeño.</text:p>
        </text:list-item>
        <text:list-item>
          <text:p text:style-name="P48">Tomamos <text:span text:style-name="Strong_20_Emphasis">t grande</text:span> (t ≫ t₇).</text:p>
        </text:list-item>
      </text:list>
      <text:p text:style-name="Text_20_body">Entonces:</text:p>
      <text:p text:style-name="Text_20_body"><text:span text:style-name="Strong_20_Emphasis">La ecuación emergente de Friedmann se simplifica como:</text:span></text:p>
      <text:p text:style-name="Quotations"><text:span text:style-name="Strong_20_Emphasis">H(t)² ≈ (8πG₀/3) × (ρ₀ × (a₀/a(t))³) − (k × c₀²)/a(t)² + (Λ₀c₀²)/3</text:span></text:p>
      <text:p text:style-name="Text_20_body">Es <text:span text:style-name="Strong_20_Emphasis">prácticamente igual</text:span> a la ecuación de Friedmann clásica,<text:line-break/><text:span text:style-name="Strong_20_Emphasis">pero</text:span> sabemos que en una modelización completa, tanto <text:span text:style-name="Strong_20_Emphasis">G(t)</text:span> como <text:span text:style-name="Strong_20_Emphasis">Λ(t)</text:span> tuvieron un <text:span text:style-name="Emphasis">origen físico</text:span> emergente —no fueron mágicamente constantes desde t=0.</text:p>
      <text:p text:style-name="Text_20_body">✨</text:p>
      <text:p text:style-name="Horizontal_20_Line"/>
      <text:h text:style-name="Heading_20_1" text:outline-level="1"><text:soft-page-break/>? Resumen ultra-compact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Constante</text:p>
            </table:table-cell>
            <table:table-cell table:style-name="Tabla2.A1" office:value-type="string">
              <text:p text:style-name="Table_20_Heading">Emergencia</text:p>
            </table:table-cell>
            <table:table-cell table:style-name="Tabla2.A1" office:value-type="string">
              <text:p text:style-name="Table_20_Heading">Evolución</text:p>
            </table:table-cell>
          </table:table-row>
        </table:table-header-rows>
        <table:table-row>
          <table:table-cell table:style-name="Tabla2.A1" office:value-type="string">
            <text:p text:style-name="Table_20_Contents">c(t)</text:p>
          </table:table-cell>
          <table:table-cell table:style-name="Tabla2.A1" office:value-type="string">
            <text:p text:style-name="Table_20_Contents">Fase 0</text:p>
          </table:table-cell>
          <table:table-cell table:style-name="Tabla2.A1" office:value-type="string">
            <text:p text:style-name="Table_20_Contents">Constante</text:p>
          </table:table-cell>
        </table:table-row>
        <table:table-row>
          <table:table-cell table:style-name="Tabla2.A1" office:value-type="string">
            <text:p text:style-name="Table_20_Contents">G(t)</text:p>
          </table:table-cell>
          <table:table-cell table:style-name="Tabla2.A1" office:value-type="string">
            <text:p text:style-name="Table_20_Contents">Fase 5</text:p>
          </table:table-cell>
          <table:table-cell table:style-name="Tabla2.A1" office:value-type="string">
            <text:p text:style-name="Table_20_Contents">Crece rápido, luego estable</text:p>
          </table:table-cell>
        </table:table-row>
        <table:table-row>
          <table:table-cell table:style-name="Tabla2.A1" office:value-type="string">
            <text:p text:style-name="Table_20_Contents">Λ(t)</text:p>
          </table:table-cell>
          <table:table-cell table:style-name="Tabla2.A1" office:value-type="string">
            <text:p text:style-name="Table_20_Contents">Fase 7</text:p>
          </table:table-cell>
          <table:table-cell table:style-name="Tabla2.A1" office:value-type="string">
            <text:p text:style-name="Table_20_Contents">Crece lento, residual</text:p>
          </table:table-cell>
        </table:table-row>
        <table:table-row>
          <table:table-cell table:style-name="Tabla2.A1" office:value-type="string">
            <text:p text:style-name="Table_20_Contents">ρ(t)</text:p>
          </table:table-cell>
          <table:table-cell table:style-name="Tabla2.A1" office:value-type="string">
            <text:p text:style-name="Table_20_Contents">Desde inicio</text:p>
          </table:table-cell>
          <table:table-cell table:style-name="Tabla2.A1" office:value-type="string">
            <text:p text:style-name="Table_20_Contents">Diluye con expansión</text:p>
          </table:table-cell>
        </table:table-row>
      </table:table>
      <text:p text:style-name="Text_20_body"/>
      <text:h text:style-name="Heading_20_1" text:outline-level="1">? Simulación rápida de evolución de H(t)</text:h>
      <text:p text:style-name="Text_20_body">Supongamos:</text:p>
      <text:list xml:id="list5376297010256075691" text:style-name="L46">
        <text:list-item>
          <text:p text:style-name="P49">Tiempo actual relativo: <text:span text:style-name="Strong_20_Emphasis">t = t₀</text:span> (es decir, ya estamos tras la emergencia de G y Λ).</text:p>
        </text:list-item>
        <text:list-item>
          <text:p text:style-name="P49">c(t) = c₀ (constante).</text:p>
        </text:list-item>
        <text:list-item>
          <text:p text:style-name="P49">k = 0 (universo plano, por simplicidad).</text:p>
        </text:list-item>
      </text:list>
      <text:p text:style-name="Text_20_body">Valores:</text:p>
      <text:list xml:id="list6175006635270335135" text:style-name="L47">
        <text:list-item>
          <text:p text:style-name="P50">G₀ = 6.67430 × 10⁻¹¹ m³·kg⁻¹·s⁻²</text:p>
        </text:list-item>
        <text:list-item>
          <text:p text:style-name="P50">ρ₀ = 9.2 × 10⁻²⁷ kg/m³ (densidad crítica actual aproximada)</text:p>
        </text:list-item>
        <text:list-item>
          <text:p text:style-name="P50">Λ₀ = 1.1056 × 10⁻⁵² m⁻²</text:p>
        </text:list-item>
        <text:list-item>
          <text:p text:style-name="P50">c₀ = 299792458 m/s</text:p>
        </text:list-item>
        <text:list-item>
          <text:p text:style-name="P50">a(t) = 1 (hoy).</text:p>
        </text:list-item>
      </text:list>
      <text:p text:style-name="Horizontal_20_Line"/>
      <text:h text:style-name="Heading_20_2" text:outline-level="2">? 1. Caso clásico (sin variaciones)</text:h>
      <text:p text:style-name="Text_20_body">Usamos la versión estándar de Friedmann:</text:p>
      <text:p text:style-name="Text_20_body"><text:span text:style-name="Strong_20_Emphasis">H₀² = (8πG₀/3) × ρ₀ + (Λ₀c₀²)/3</text:span></text:p>
      <text:p text:style-name="Text_20_body">Primero, calculemos:</text:p>
      <text:list xml:id="list5329329747555041458" text:style-name="L48">
        <text:list-item>
          <text:p text:style-name="P51">(8πG₀/3) × ρ₀ ≈ (8 × 3.1416 × 6.6743×10⁻¹¹ / 3) × 9.2×10⁻²⁷<text:line-break/>≈ 5.15 × 10⁻³⁶ s⁻²</text:p>
        </text:list-item>
        <text:list-item>
          <text:p text:style-name="P51">(Λ₀c₀²)/3 ≈ (1.1056×10⁻⁵² × (299792458)²)/3<text:line-break/>≈ 3.31 × 10⁻³⁶ s⁻²</text:p>
        </text:list-item>
      </text:list>
      <text:p text:style-name="Text_20_body">Entonces:</text:p>
      <text:list xml:id="list5391815302671540914" text:style-name="L49">
        <text:list-item>
          <text:p text:style-name="P52"><text:span text:style-name="Strong_20_Emphasis">H₀² ≈ 5.15 × 10⁻³⁶ + 3.31 × 10⁻³⁶ ≈ 8.46 × 10⁻³⁶ s⁻²</text:span></text:p>
        </text:list-item>
        <text:list-item>
          <text:p text:style-name="P52"><text:span text:style-name="Strong_20_Emphasis">H₀ ≈ √(8.46×10⁻³⁶) ≈ 2.91 × 10⁻¹⁸ s⁻¹</text:span></text:p>
        </text:list-item>
      </text:list>
      <text:p text:style-name="Text_20_body">Lo que coincide bien con el valor conocido del <text:span text:style-name="Strong_20_Emphasis">parámetro de Hubble</text:span>.</text:p>
      <text:p text:style-name="Horizontal_20_Line"/>
      <text:h text:style-name="Heading_20_2" text:outline-level="2"><text:soft-page-break/>? 2. Caso SQE: con G(t) todavía aumentando ligeramente</text:h>
      <text:p text:style-name="Text_20_body">Supongamos:</text:p>
      <text:list xml:id="list1865395308893419038" text:style-name="L50">
        <text:list-item>
          <text:p text:style-name="P53">G(t) = G₀ × (1 + ε_G)</text:p>
        </text:list-item>
        <text:list-item>
          <text:p text:style-name="P53">ε_G = 0.01 (G ha aumentado un 1% desde su activación)</text:p>
        </text:list-item>
      </text:list>
      <text:p text:style-name="Text_20_body">Entonces:</text:p>
      <text:list xml:id="list7975169856229945843" text:style-name="L51">
        <text:list-item>
          <text:p text:style-name="P54">(8πG(t)/3) × ρ₀ ≈ (8πG₀(1+0.01)/3) × ρ₀<text:line-break/>= (1.01) × (5.15 × 10⁻³⁶)<text:line-break/>≈ 5.20 × 10⁻³⁶ s⁻²</text:p>
        </text:list-item>
      </text:list>
      <text:p text:style-name="Text_20_body">Ahora:</text:p>
      <text:list xml:id="list2225721537880915276" text:style-name="L52">
        <text:list-item>
          <text:p text:style-name="P55">H(t)² ≈ 5.20 × 10⁻³⁶ + 3.31 × 10⁻³⁶ ≈ 8.51 × 10⁻³⁶</text:p>
        </text:list-item>
        <text:list-item>
          <text:p text:style-name="P55">H(t) ≈ √(8.51 × 10⁻³⁶) ≈ 2.92 × 10⁻¹⁸ s⁻¹</text:p>
        </text:list-item>
      </text:list>
      <text:p text:style-name="Horizontal_20_Line"/>
      <text:h text:style-name="Heading_20_1" text:outline-level="1">? Conclusión:</text:h>
      <text:p text:style-name="Text_20_body">Un <text:span text:style-name="Strong_20_Emphasis">pequeño cambio</text:span> en G(t) de apenas un 1% → provoca un <text:span text:style-name="Strong_20_Emphasis">cambio en H(t)</text:span> de unas <text:span text:style-name="Strong_20_Emphasis">milésimas</text:span>.</text:p>
      <text:p text:style-name="Text_20_body">Es decir:</text:p>
      <text:list xml:id="list1873597187835800328" text:style-name="L53">
        <text:list-item>
          <text:p text:style-name="P56"><text:span text:style-name="Strong_20_Emphasis">Nuestro modelo SQE</text:span> predice un universo extremadamente estable <text:span text:style-name="Strong_20_Emphasis">tras la emergencia de G</text:span>.</text:p>
        </text:list-item>
        <text:list-item>
          <text:p text:style-name="P56">Pero <text:span text:style-name="Strong_20_Emphasis">podría permitir</text:span> ligeras fluctuaciones detectables si medimos H(t) con precisión altísima.</text:p>
        </text:list-item>
      </text:list>
      <text:p text:style-name="Text_20_body">✨</text:p>
      <text:h text:style-name="P12" text:outline-level="1">? Materia negra y energía oscura en el modelo SQE</text:h>
      <text:p text:style-name="Text_20_body">En <text:span text:style-name="Strong_20_Emphasis">SQE</text:span> (Spacetime Quantized Emergence), <text:span text:style-name="Strong_20_Emphasis">todo surge fase a fase</text:span> de C+H+S, por lo que:</text:p>
      <text:h text:style-name="Heading_20_2" text:outline-level="2">? Materia negra</text:h>
      <text:p text:style-name="Text_20_body">En el modelo <text:span text:style-name="Strong_20_Emphasis">SQE</text:span>, <text:span text:style-name="Strong_20_Emphasis">no es necesario</text:span> postular "materia invisible" como entidad separada.</text:p>
      <text:p text:style-name="Text_20_body">Más bien:</text:p>
      <text:list xml:id="list7762613921334887774" text:style-name="L54">
        <text:list-item>
          <text:p text:style-name="P57">Lo que <text:span text:style-name="Strong_20_Emphasis">parece "materia oscura"</text:span> en las observaciones <text:span text:style-name="Strong_20_Emphasis">sería un efecto colectivo</text:span> de:</text:p>
          <text:list>
            <text:list-item>
              <text:p text:style-name="P57">La <text:span text:style-name="Strong_20_Emphasis">distribución discreta</text:span> de espacio-tiempo (imperfecciones emergentes en la red SQE).</text:p>
            </text:list-item>
            <text:list-item>
              <text:p text:style-name="P57"><text:span text:style-name="Strong_20_Emphasis">Diferencias locales</text:span> en la emergencia de G(t) y c(t) en zonas de alta densidad (modulaciones sutiles).</text:p>
            </text:list-item>
            <text:list-item>
              <text:p text:style-name="P57"><text:span text:style-name="Strong_20_Emphasis">Acoplamientos cuánticos residuales</text:span> que todavía vinculan "vacíos" aparentemente vacíos.</text:p>
            </text:list-item>
          </text:list>
        </text:list-item>
      </text:list>
      <text:p text:style-name="Text_20_body"><text:span text:style-name="Strong_20_Emphasis">→ Resultado:</text:span><text:line-break/>La <text:span text:style-name="Strong_20_Emphasis">curvatura</text:span> y la <text:span text:style-name="Strong_20_Emphasis">atracción extra</text:span> que atribuimos hoy a materia oscura serían una <text:span text:style-name="Strong_20_Emphasis">emergencia relacional</text:span> de C+H, <text:span text:style-name="Strong_20_Emphasis">sin necesidad de una "materia oculta" real</text:span>.</text:p>
      <text:h text:style-name="Heading_20_2" text:outline-level="2">? Energía oscura</text:h>
      <text:p text:style-name="Text_20_body">En <text:span text:style-name="Strong_20_Emphasis">SQE</text:span>, la <text:span text:style-name="Strong_20_Emphasis">energía oscura</text:span> tampoco es una sustancia "extra".</text:p>
      <text:p text:style-name="Text_20_body">En cambio:</text:p>
      <text:list xml:id="list5780357746450127039" text:style-name="L55">
        <text:list-item>
          <text:p text:style-name="P58"><text:span text:style-name="Strong_20_Emphasis">Λ(t)</text:span> (la constante cosmológica) <text:span text:style-name="Strong_20_Emphasis">emerge</text:span> como un efecto de:</text:p>
          <text:list>
            <text:list-item>
              <text:p text:style-name="P58">La <text:span text:style-name="Strong_20_Emphasis">desincronización progresiva</text:span> entre C y H a gran escala.</text:p>
            </text:list-item>
            <text:list-item>
              <text:p text:style-name="P58"><text:span text:style-name="Strong_20_Emphasis">Diferencias de fase</text:span> en la red SQE a medida que el universo se expande.</text:p>
            </text:list-item>
            <text:list-item>
              <text:p text:style-name="P58"><text:span text:style-name="Strong_20_Emphasis">Autoacoplamientos de la red</text:span> que tienden a mantener tensión mínima.</text:p>
            </text:list-item>
          </text:list>
        </text:list-item>
      </text:list>
      <text:p text:style-name="Text_20_body"><text:span text:style-name="Strong_20_Emphasis">→ Resultado:</text:span><text:line-break/>La <text:span text:style-name="Strong_20_Emphasis">aceleración</text:span> de la expansión del universo sería un <text:span text:style-name="Strong_20_Emphasis">efecto de relajación</text:span> de la estructura SQE, <text:span text:style-name="Strong_20_Emphasis">no</text:span> causada por una "energía misteriosa" flotando.</text:p>
      <text:p text:style-name="Horizontal_20_Line"/>
      <text:h text:style-name="Heading_20_1" text:outline-level="1">? Resumen en dos líneas: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Concepto actual</text:p>
            </table:table-cell>
            <table:table-cell table:style-name="Tabla3.A1" office:value-type="string">
              <text:p text:style-name="Table_20_Heading">Visión en SQE</text:p>
            </table:table-cell>
          </table:table-row>
        </table:table-header-rows>
        <table:table-row>
          <table:table-cell table:style-name="Tabla3.A1" office:value-type="string">
            <text:p text:style-name="Table_20_Contents">Materia oscura</text:p>
          </table:table-cell>
          <table:table-cell table:style-name="Tabla3.A1" office:value-type="string">
            <text:p text:style-name="Table_20_Contents">Curvatura relacional de la red espacio-tiempo</text:p>
          </table:table-cell>
        </table:table-row>
        <table:table-row>
          <table:table-cell table:style-name="Tabla3.A1" office:value-type="string">
            <text:p text:style-name="Table_20_Contents">Energía oscura</text:p>
          </table:table-cell>
          <table:table-cell table:style-name="Tabla3.A1" office:value-type="string">
            <text:p text:style-name="Table_20_Contents">Relajación dinámica de fases emergentes de la red SQE</text:p>
          </table:table-cell>
        </table:table-row>
      </table:table>
      <text:p text:style-name="Text_20_body"/>
      <text:p text:style-name="Text_20_body"/>
      <text:h text:style-name="P12" text:outline-level="1">? Mini-modelo SQE: materia oscura y energía oscura emergente</text:h>
      <text:p text:style-name="Text_20_body">Partimos de:</text:p>
      <text:h text:style-name="Heading_20_3" text:outline-level="3">1. G(t) no es constante, sino:</text:h>
      <text:p text:style-name="Preformatted_20_Text">lua</text:p>
      <text:p text:style-name="Preformatted_20_Text">CopiarEditar</text:p>
      <text:p text:style-name="P15"><text:span text:style-name="Source_20_Text">G(t) = G₀ × (1 + ε_G(t))</text:span></text:p>
      <text:p text:style-name="Text_20_body">donde:</text:p>
      <text:list xml:id="list246570014820280377" text:style-name="L56">
        <text:list-item>
          <text:p text:style-name="P59"><text:span text:style-name="Strong_20_Emphasis">G₀</text:span> es el valor CODATA promedio (emergente de fase 3 en SQE),</text:p>
        </text:list-item>
        <text:list-item>
          <text:p text:style-name="P59"><text:span text:style-name="Strong_20_Emphasis">ε_G(t)</text:span> es una pequeña fluctuación local en la red SQE.</text:p>
        </text:list-item>
      </text:list>
      <text:p text:style-name="Horizontal_20_Line"/>
      <text:h text:style-name="Heading_20_3" text:outline-level="3">2. Λ(t) también fluctúa suavemente:</text:h>
      <text:p text:style-name="Preformatted_20_Text">CopiarEditar</text:p>
      <text:p text:style-name="P15"><text:span text:style-name="Source_20_Text">Λ(t) = Λ₀ × (1 + ε_Λ(t))</text:span></text:p>
      <text:p text:style-name="Text_20_body">donde:</text:p>
      <text:list xml:id="list2715372576637549474" text:style-name="L57">
        <text:list-item>
          <text:p text:style-name="P60"><text:span text:style-name="Strong_20_Emphasis">Λ₀</text:span> sería el valor promedio de relajación de red SQE (fase 10 en adelante),</text:p>
        </text:list-item>
        <text:list-item>
          <text:p text:style-name="P60"><text:span text:style-name="Strong_20_Emphasis">ε_Λ(t)</text:span> representa microfluctuaciones en la sincronización C+H.</text:p>
        </text:list-item>
      </text:list>
      <text:p text:style-name="Horizontal_20_Line"/>
      <text:h text:style-name="Heading_20_3" text:outline-level="3">3. Reescribimos la ecuación de Friedmann para SQE:</text:h>
      <text:p text:style-name="Preformatted_20_Text">r</text:p>
      <text:p text:style-name="Preformatted_20_Text">CopiarEditar</text:p>
      <text:p text:style-name="P15"><text:span text:style-name="Source_20_Text">H(t)² = (8π/3) × G(t) × ρ(t) - (k c²)/a(t)² + (Λ(t) c²)/3</text:span></text:p>
      <text:p text:style-name="Text_20_body">o expandiendo:</text:p>
      <text:p text:style-name="Preformatted_20_Text">less</text:p>
      <text:p text:style-name="Preformatted_20_Text">CopiarEditar</text:p>
      <text:p text:style-name="P15"><text:span text:style-name="Source_20_Text">H(t)² ≈ (8π/3) × G₀(1 + ε_G(t)) × ρ(t) - (k c²)/a(t)² + (Λ₀(1 + ε_Λ(t)) c²)/3</text:span></text:p>
      <text:p text:style-name="Text_20_body"/>
      <text:h text:style-name="P12" text:outline-level="1">? Mini ejemplo SQE: cómo surge el "efecto materia oscura"</text:h>
      <text:p text:style-name="Text_20_body">Supongamos:</text:p>
      <text:list xml:id="list8515078354110905026" text:style-name="L58">
        <text:list-item>
          <text:p text:style-name="P61">Valor normal:<text:line-break/><text:span text:style-name="Source_20_Text">G₀ = 6.67430 × 10⁻¹¹ m³·kg⁻¹·s⁻²</text:span></text:p>
        </text:list-item>
        <text:list-item>
          <text:p text:style-name="P61">Fluctuación local:<text:line-break/><text:span text:style-name="Source_20_Text">ε_G(t) = +0.05</text:span> (es decir, 5% más fuerte en esa región).</text:p>
        </text:list-item>
      </text:list>
      <text:p text:style-name="Text_20_body">Entonces, en esa zona:</text:p>
      <text:p text:style-name="Preformatted_20_Text">lua</text:p>
      <text:p text:style-name="Preformatted_20_Text">CopiarEditar</text:p>
      <text:p text:style-name="P6"><text:span text:style-name="Source_20_Text">G_local = G₀ × (1 + ε_G)</text:span></text:p>
      <text:p text:style-name="P6"><text:span text:style-name="Source_20_Text"><text:s text:c="9"/>= 6.67430 × 10⁻¹¹ × 1.05</text:span></text:p>
      <text:p text:style-name="P15"><text:span text:style-name="Source_20_Text"><text:s text:c="9"/>≈ 7.00701 × 10⁻¹¹ m³·kg⁻¹·s⁻²</text:span></text:p>
      <text:p text:style-name="Text_20_body"><text:span text:style-name="Strong_20_Emphasis">Resultado:</text:span></text:p>
      <text:list xml:id="list7566426671175493969" text:style-name="L59">
        <text:list-item>
          <text:p text:style-name="P62">La gravedad sería <text:span text:style-name="Strong_20_Emphasis">5% más intensa</text:span> en esa región.</text:p>
        </text:list-item>
        <text:list-item>
          <text:p text:style-name="P62">Desde fuera, <text:span text:style-name="Strong_20_Emphasis">sin saber del ε_G(t)</text:span>, parecería que hay <text:span text:style-name="Strong_20_Emphasis">más masa invisible</text:span> atrayendo cosas.</text:p>
        </text:list-item>
        <text:list-item>
          <text:p text:style-name="P62">Esto <text:span text:style-name="Strong_20_Emphasis">es lo que interpretamos como materia oscura</text:span>.</text:p>
        </text:list-item>
      </text:list>
      <text:p text:style-name="Horizontal_20_Line"/>
      <text:h text:style-name="Heading_20_1" text:outline-level="1">? Mini analogía</text:h>
      <text:p text:style-name="Text_20_body">Imagina que en una sala el suelo es más pegajoso en algunos sitios.<text:line-break/>Si ves gente frenándose ahí sin razón aparente, pensarías: <text:span text:style-name="Emphasis">"¿algo invisible los frena?"</text:span><text:line-break/>En realidad, es el <text:span text:style-name="Strong_20_Emphasis">suelo diferente</text:span> (ε_G) — no una entidad oscura nueva.</text:p>
      <text:h text:style-name="P12" text:outline-level="1">? Mini ejemplo SQE: cómo surge el "efecto energía oscura"</text:h>
      <text:p text:style-name="Text_20_body">Supongamos:</text:p>
      <text:list xml:id="list3251783713404871507" text:style-name="L60">
        <text:list-item>
          <text:p text:style-name="P63">Valor normal de Λ (constante cosmológica):<text:line-break/><text:span text:style-name="Source_20_Text">Λ₀ ≈ 1.1 × 10⁻⁵² m⁻²</text:span></text:p>
        </text:list-item>
        <text:list-item>
          <text:p text:style-name="P63">Fluctuación dinámica en Λ emergente:<text:line-break/><text:span text:style-name="Source_20_Text">ε_Λ(t) = +0.20</text:span> (es decir, 20% más grande en esta era).</text:p>
        </text:list-item>
      </text:list>
      <text:p text:style-name="Text_20_body">Entonces:</text:p>
      <text:p text:style-name="Preformatted_20_Text">markdown</text:p>
      <text:p text:style-name="Preformatted_20_Text">CopiarEditar</text:p>
      <text:p text:style-name="P6"><text:span text:style-name="Source_20_Text">Λ_local = Λ₀ × (1 + ε_Λ)</text:span></text:p>
      <text:p text:style-name="P6"><text:span text:style-name="Source_20_Text"><text:s text:c="9"/>= 1.1 × 10⁻⁵² × 1.20</text:span></text:p>
      <text:p text:style-name="P15"><text:span text:style-name="Source_20_Text"><text:s text:c="9"/>≈ 1.32 × 10⁻⁵² m⁻²</text:span></text:p>
      <text:p text:style-name="Text_20_body"><text:span text:style-name="Strong_20_Emphasis">Resultado:</text:span></text:p>
      <text:list xml:id="list9026906743756578616" text:style-name="L61">
        <text:list-item>
          <text:p text:style-name="P64">El término de expansión (Λ) sería <text:span text:style-name="Strong_20_Emphasis">20% más fuerte</text:span>.</text:p>
        </text:list-item>
        <text:list-item>
          <text:p text:style-name="P64">Esto genera una <text:span text:style-name="Strong_20_Emphasis">expansión acelerada del espacio</text:span>.</text:p>
        </text:list-item>
        <text:list-item>
          <text:p text:style-name="P64">Desde fuera, sin saber del ε_Λ(t), parecería que existe una <text:span text:style-name="Strong_20_Emphasis">energía oscura repulsiva</text:span>.</text:p>
        </text:list-item>
      </text:list>
      <text:p text:style-name="Horizontal_20_Line"/>
      <text:h text:style-name="Heading_20_1" text:outline-level="1">? Mini analogía</text:h>
      <text:p text:style-name="Text_20_body">Imagina un globo que inflas:</text:p>
      <text:list xml:id="list3485815500474013915" text:style-name="L62">
        <text:list-item>
          <text:p text:style-name="P65">Si de repente <text:span text:style-name="Strong_20_Emphasis">cambia</text:span> la elasticidad del material (ε_Λ aumenta),</text:p>
        </text:list-item>
        <text:list-item>
          <text:p text:style-name="P65">El globo <text:span text:style-name="Strong_20_Emphasis">se expande más rápido</text:span>,</text:p>
        </text:list-item>
        <text:list-item>
          <text:p text:style-name="P65">Sin necesidad de que estés soplando más fuerte.</text:p>
        </text:list-item>
      </text:list>
      <text:p text:style-name="Horizontal_20_Line"/>
      <text:h text:style-name="Heading_20_1" text:outline-level="1">? Resumen</text:h>
      <text:list xml:id="list1846913282829514074" text:style-name="L63">
        <text:list-item>
          <text:p text:style-name="P66">En SQE, <text:span text:style-name="Strong_20_Emphasis">no es que haya materia oscura ni energía oscura como "cosas"</text:span>.</text:p>
        </text:list-item>
        <text:list-item>
          <text:p text:style-name="P66">Son <text:span text:style-name="Strong_20_Emphasis">efectos aparentes</text:span> de <text:span text:style-name="Strong_20_Emphasis">fluctuaciones dinámicas</text:span> de constantes (G(t), Λ(t), etc.) emergentes de la red de entrelazamiento.</text:p>
        </text:list-item>
      </text:list>
      <text:p text:style-name="Text_20_body"/>
      <text:h text:style-name="P12" text:outline-level="1">? Fórmula emergente simple (modelo SQE)</text:h>
      <text:p text:style-name="Text_20_body">La expansión cósmica estaría regida por:</text:p>
      <text:p text:style-name="Preformatted_20_Text">java</text:p>
      <text:p text:style-name="Preformatted_20_Text">CopiarEditar</text:p>
      <text:p text:style-name="P15"><text:span text:style-name="Source_20_Text">H(t)² = (8π/3) × G(t) × ρ_visible(t) + (8π/3) × G(t) × ρ_invisible(t) + (Λ(t) × c(t)²) / 3 - (k × c(t)²) / a(t)²</text:span></text:p>
      <text:p text:style-name="Text_20_body">donde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Símbolo</text:p>
            </table:table-cell>
            <table:table-cell table:style-name="Tabla4.A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la4.A1" office:value-type="string">
            <text:p text:style-name="Table_20_Contents">H(t)</text:p>
          </table:table-cell>
          <table:table-cell table:style-name="Tabla4.A1" office:value-type="string">
            <text:p text:style-name="Table_20_Contents">Parámetro de Hubble emergente (tasa de expansión)</text:p>
          </table:table-cell>
        </table:table-row>
        <table:table-row>
          <table:table-cell table:style-name="Tabla4.A1" office:value-type="string">
            <text:p text:style-name="Table_20_Contents">G(t)</text:p>
          </table:table-cell>
          <table:table-cell table:style-name="Tabla4.A1" office:value-type="string">
            <text:p text:style-name="Table_20_Contents">Constante gravitacional emergente</text:p>
          </table:table-cell>
        </table:table-row>
        <table:table-row>
          <table:table-cell table:style-name="Tabla4.A1" office:value-type="string">
            <text:p text:style-name="Table_20_Contents">ρ_visible(t)</text:p>
          </table:table-cell>
          <table:table-cell table:style-name="Tabla4.A1" office:value-type="string">
            <text:p text:style-name="Table_20_Contents">Densidad de materia "visible"</text:p>
          </table:table-cell>
        </table:table-row>
        <table:table-row>
          <table:table-cell table:style-name="Tabla4.A1" office:value-type="string">
            <text:p text:style-name="Table_20_Contents">ρ_invisible(t)</text:p>
          </table:table-cell>
          <table:table-cell table:style-name="Tabla4.A1" office:value-type="string">
            <text:p text:style-name="Table_20_Contents">Densidad aparente (efecto de entrelazamientos no visibles)</text:p>
          </table:table-cell>
        </table:table-row>
        <table:table-row>
          <table:table-cell table:style-name="Tabla4.A1" office:value-type="string">
            <text:p text:style-name="Table_20_Contents">Λ(t)</text:p>
          </table:table-cell>
          <table:table-cell table:style-name="Tabla4.A1" office:value-type="string">
            <text:p text:style-name="Table_20_Contents">Constante cosmológica emergente (afecta expansión acelerada)</text:p>
          </table:table-cell>
        </table:table-row>
        <table:table-row>
          <table:table-cell table:style-name="Tabla4.A1" office:value-type="string">
            <text:p text:style-name="Table_20_Contents">c(t)</text:p>
          </table:table-cell>
          <table:table-cell table:style-name="Tabla4.A1" office:value-type="string">
            <text:p text:style-name="Table_20_Contents">Velocidad de la luz emergente</text:p>
          </table:table-cell>
        </table:table-row>
        <table:table-row>
          <table:table-cell table:style-name="Tabla4.A1" office:value-type="string">
            <text:p text:style-name="Table_20_Contents">k</text:p>
          </table:table-cell>
          <table:table-cell table:style-name="Tabla4.A1" office:value-type="string">
            <text:p text:style-name="Table_20_Contents">Curvatura espacial (0, +1, -1)</text:p>
          </table:table-cell>
        </table:table-row>
        <table:table-row>
          <table:table-cell table:style-name="Tabla4.A1" office:value-type="string">
            <text:p text:style-name="Table_20_Contents">a(t)</text:p>
          </table:table-cell>
          <table:table-cell table:style-name="Tabla4.A1" office:value-type="string">
            <text:p text:style-name="Table_20_Contents">Factor de escala emergente (tamaño relativo del universo)</text:p>
          </table:table-cell>
        </table:table-row>
      </table:table>
      <text:p text:style-name="Horizontal_20_Line"/>
      <text:h text:style-name="Heading_20_1" text:outline-level="1">? Interpretación SQE:</text:h>
      <text:list xml:id="list5902562193928733101" text:style-name="L64">
        <text:list-item>
          <text:p text:style-name="P67"><text:span text:style-name="Strong_20_Emphasis">ρ_invisible(t)</text:span> es <text:span text:style-name="Strong_20_Emphasis">efecto aparente de materia oscura</text:span>, no partículas reales.</text:p>
        </text:list-item>
        <text:list-item>
          <text:p text:style-name="P67"><text:span text:style-name="Strong_20_Emphasis">Λ(t)</text:span> en crecimiento es el <text:span text:style-name="Strong_20_Emphasis">efecto aparente de energía oscura</text:span>.</text:p>
        </text:list-item>
        <text:list-item>
          <text:p text:style-name="P67"><text:span text:style-name="Strong_20_Emphasis">G(t)</text:span>, <text:span text:style-name="Strong_20_Emphasis">c(t)</text:span> y <text:span text:style-name="Strong_20_Emphasis">Λ(t)</text:span> <text:span text:style-name="Strong_20_Emphasis">no son constantes</text:span>: fluctúan suavemente según la red de entrelazamientos y la historia de las fases emergentes.</text:p>
        </text:list-item>
      </text:list>
      <text:p text:style-name="Horizontal_20_Line"/>
      <text:h text:style-name="Heading_20_1" text:outline-level="1">? Versión ultra compacta:</text:h>
      <text:p text:style-name="Text_20_body">Si agrupamos:</text:p>
      <text:p text:style-name="Preformatted_20_Text">r</text:p>
      <text:p text:style-name="Preformatted_20_Text">CopiarEditar</text:p>
      <text:p text:style-name="P15"><text:span text:style-name="Source_20_Text">ρ_total(t) = ρ_visible(t) + ρ_invisible(t)</text:span></text:p>
      <text:p text:style-name="Text_20_body">queda:</text:p>
      <text:p text:style-name="Preformatted_20_Text">java</text:p>
      <text:p text:style-name="Preformatted_20_Text">CopiarEditar</text:p>
      <text:p text:style-name="P15"><text:span text:style-name="Source_20_Text">H(t)² = (8π/3) × G(t) × ρ_total(t) + (Λ(t) × c(t)²) / 3 - (k × c(t)²) / a(t)²</text:span></text:p>
      <text:p text:style-name="Horizontal_20_Line"/>
      <text:h text:style-name="Heading_20_1" text:outline-level="1"/>
      <text:h text:style-name="P12" text:outline-level="1">? Resumen rápido</text:h>
      <text:list xml:id="list8299286529145977803" text:style-name="L65">
        <text:list-item>
          <text:p text:style-name="P68"><text:span text:style-name="Strong_20_Emphasis">Materia oscura</text:span> = errores de lectura de entrelazamientos invisibles.</text:p>
        </text:list-item>
        <text:list-item>
          <text:p text:style-name="P68"><text:span text:style-name="Strong_20_Emphasis">Energía oscura</text:span> = aceleración por fluctuación dinámica de Λ(t).</text:p>
        </text:list-item>
        <text:list-item>
          <text:p text:style-name="P68"><text:span text:style-name="Strong_20_Emphasis">Constantes dinámicas</text:span> = claves para explicar las observaciones sin inventar "materia invisible".</text:p>
        </text:list-item>
      </text:list>
      <text:p text:style-name="Text_20_body"/>
      <text:h text:style-name="P12" text:outline-level="1">? Fórmula simplificada (universo temprano, alta densidad)</text:h>
      <text:p text:style-name="Text_20_body">Asumiendo:</text:p>
      <text:list xml:id="list4160909804009929762" text:style-name="L66">
        <text:list-item>
          <text:p text:style-name="P69"><text:span text:style-name="Strong_20_Emphasis">Λ(t) ≈ 0</text:span> (constante cosmológica despreciable al principio)</text:p>
        </text:list-item>
        <text:list-item>
          <text:p text:style-name="P69"><text:span text:style-name="Strong_20_Emphasis">k ≈ 0</text:span> (curvatura espacial despreciable o universo cuasi-plano)</text:p>
        </text:list-item>
        <text:list-item>
          <text:p text:style-name="P69"><text:span text:style-name="Strong_20_Emphasis">ρ_visible(t)</text:span> domina</text:p>
        </text:list-item>
        <text:list-item>
          <text:p text:style-name="P69"><text:span text:style-name="Strong_20_Emphasis">ρ_invisible(t)</text:span> es pequeña (aún no se forma mucha "materia oscura aparente")</text:p>
        </text:list-item>
      </text:list>
      <text:p text:style-name="Text_20_body">la ecuación de Friedmann emergente queda:</text:p>
      <text:p text:style-name="Preformatted_20_Text">scss</text:p>
      <text:p text:style-name="Preformatted_20_Text">CopiarEditar</text:p>
      <text:p text:style-name="P15"><text:span text:style-name="Source_20_Text">H(t)² ≈ (8π/3) × G(t) × ρ_visible(t)</text:span></text:p>
      <text:p text:style-name="Horizontal_20_Line"/>
      <text:h text:style-name="Heading_20_1" text:outline-level="1">? Detalles:</text:h>
      <text:list xml:id="list4307654785488617935" text:style-name="L67">
        <text:list-item>
          <text:p text:style-name="P70"><text:span text:style-name="Strong_20_Emphasis">H(t)</text:span> → expansión inicial depende directamente de cuánta materia visible hay y del valor de G(t).</text:p>
        </text:list-item>
        <text:list-item>
          <text:p text:style-name="P70"><text:span text:style-name="Strong_20_Emphasis">G(t)</text:span> → puede crecer o estabilizarse según la fase de entrelazamiento del universo.</text:p>
        </text:list-item>
        <text:list-item>
          <text:p text:style-name="P70"><text:span text:style-name="Strong_20_Emphasis">c(t)</text:span> → muy estable al principio (actúa como escala base fija para la dinámica).</text:p>
        </text:list-item>
      </text:list>
      <text:p text:style-name="Horizontal_20_Line"/>
      <text:h text:style-name="Heading_20_1" text:outline-level="1">? Interpretación práctica:</text:h>
      <text:list xml:id="list876431529867205273" text:style-name="L68">
        <text:list-item>
          <text:p text:style-name="P71">En el nacimiento del universo (fases 0-2 del roadmap SQE), <text:span text:style-name="Strong_20_Emphasis">la expansión solo depende de la densidad visible</text:span> y de <text:span text:style-name="Strong_20_Emphasis">cómo G(t) se está consolidando</text:span>.</text:p>
        </text:list-item>
        <text:list-item>
          <text:p text:style-name="P71">No necesitas energía oscura ni materia oscura para explicar la inflación temprana: basta con la <text:span text:style-name="Strong_20_Emphasis">autoorganización y amplificación de densidad</text:span> desde el vacío entrelazado.</text:p>
        </text:list-item>
      </text:list>
      <text:p text:style-name="Horizontal_20_Line"/>
      <text:h text:style-name="Heading_20_1" text:outline-level="1">? Resumen en una línea:</text:h>
      <text:p text:style-name="Quotations">En SQE, el universo temprano expande su tejido simplemente por <text:span text:style-name="Strong_20_Emphasis">autoobservación</text:span> de densidad emergente, sin necesidad de componentes "oscuros".</text:p>
      <text:p text:style-name="P13">FONDO DE MICROONDAS</text:p>
      <text:p text:style-name="Text_20_body">Desde el marco del modelo <text:span text:style-name="Strong_20_Emphasis">SQE (Superposición–Quantización–Emergencia)</text:span>, el <text:span text:style-name="Strong_20_Emphasis">fondo cósmico de microondas (CMB)</text:span> puede explicarse como una <text:span text:style-name="Strong_20_Emphasis">huella térmica residual de reorganización cuántica global</text:span> al desacoplarse la red de campos fotónicos del entrelazamiento denso primordial. En términos simplificados:</text:p>
      <text:p text:style-name="Horizontal_20_Line"/>
      <text:h text:style-name="Heading_20_3" text:outline-level="3">? Explicación del CMB en lenguaje SQE:</text:h>
      <text:list xml:id="list4300412786244466304" text:style-name="L69">
        <text:list-item>
          <text:p text:style-name="P72"><text:span text:style-name="Strong_20_Emphasis">Red primordial entrelazada</text:span><text:line-break/>Antes de la emergencia de materia estable, el universo estaba en un estado de <text:span text:style-name="Strong_20_Emphasis">entrelazamiento cuántico denso</text:span> —una especie de sopa homogénea de fluctuaciones φ (campo de fase).</text:p>
        </text:list-item>
        <text:list-item>
          <text:p text:style-name="P72"><text:span text:style-name="Strong_20_Emphasis">Transición de fase (desacoplamiento)</text:span><text:line-break/>Cuando los fotones dejaron de interactuar fuertemente con la materia (≈ 380.000 años después del inicio), ocurrió un <text:span text:style-name="Strong_20_Emphasis">desacoplamiento cuántico-fotónico</text:span>:<text:line-break/>→ La <text:span text:style-name="Strong_20_Emphasis">trama fotónica</text:span> se liberó del intercambio energético continuo.<text:line-break/>→ Lo que hoy vemos como el CMB es la <text:span text:style-name="Strong_20_Emphasis">fase remanente de esa disociación</text:span>.</text:p>
        </text:list-item>
        <text:list-item>
          <text:p text:style-name="P72"><text:span text:style-name="Strong_20_Emphasis">Temperatura emergente (≈ 2.73 K)</text:span><text:line-break/>Esa temperatura <text:span text:style-name="Strong_20_Emphasis">no es "intrínseca"</text:span>, sino el resultado de una <text:span text:style-name="Strong_20_Emphasis">coherencia térmica mínima residual</text:span> de esa red desacoplada.<text:line-break/>→ Es la “firma espectral” de un equilibrio de fase entre la <text:span text:style-name="Strong_20_Emphasis">expansión de la red</text:span> y su <text:span text:style-name="Strong_20_Emphasis">capacidad de acoplarse a materia</text:span>.</text:p>
        </text:list-item>
        <text:list-item>
          <text:p text:style-name="P72"><text:span text:style-name="Strong_20_Emphasis">Homogeneidad e isotropía</text:span><text:line-break/>En SQE, la gran uniformidad del CMB surge porque la <text:span text:style-name="Strong_20_Emphasis">red de acoplamientos locales estaba sincronizada</text:span> en fase antes de desacoplarse.<text:line-break/>→ No se requiere un "inflación rápida" necesariamente, sino <text:span text:style-name="Strong_20_Emphasis">una fase de coherencia entrelazada preexistente</text:span>.</text:p>
        </text:list-item>
      </text:list>
      <text:p text:style-name="Horizontal_20_Line"/>
      <text:h text:style-name="Heading_20_3" text:outline-level="3">? Comparación con el modelo estándar: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Aspecto</text:p>
            </table:table-cell>
            <table:table-cell table:style-name="Tabla5.A1" office:value-type="string">
              <text:p text:style-name="Table_20_Heading">Modelo Estándar</text:p>
            </table:table-cell>
            <table:table-cell table:style-name="Tabla5.A1" office:value-type="string">
              <text:p text:style-name="Table_20_Heading">Modelo SQE</text:p>
            </table:table-cell>
          </table:table-row>
        </table:table-header-rows>
        <table:table-row>
          <table:table-cell table:style-name="Tabla5.A1" office:value-type="string">
            <text:p text:style-name="Table_20_Contents">Origen del CMB</text:p>
          </table:table-cell>
          <table:table-cell table:style-name="Tabla5.A1" office:value-type="string">
            <text:p text:style-name="Table_20_Contents">Fotones desacoplados en plasma primordial</text:p>
          </table:table-cell>
          <table:table-cell table:style-name="Tabla5.A1" office:value-type="string">
            <text:p text:style-name="Table_20_Contents">Red fotónica disociada de un entrelazamiento cuántico denso</text:p>
          </table:table-cell>
        </table:table-row>
        <table:table-row>
          <table:table-cell table:style-name="Tabla5.A1" office:value-type="string">
            <text:p text:style-name="Table_20_Contents">Causa de isotropía</text:p>
          </table:table-cell>
          <table:table-cell table:style-name="Tabla5.A1" office:value-type="string">
            <text:p text:style-name="Table_20_Contents">Inflación cósmica</text:p>
          </table:table-cell>
          <table:table-cell table:style-name="Tabla5.A1" office:value-type="string">
            <text:p text:style-name="Table_20_Contents">Coherencia de fase antes del desacoplamiento</text:p>
          </table:table-cell>
        </table:table-row>
        <table:table-row>
          <table:table-cell table:style-name="Tabla5.A1" office:value-type="string">
            <text:p text:style-name="Table_20_Contents">Temperatura ≈ 2.73 K</text:p>
          </table:table-cell>
          <table:table-cell table:style-name="Tabla5.A1" office:value-type="string">
            <text:p text:style-name="Table_20_Contents">Enfriamiento por expansión</text:p>
          </table:table-cell>
          <table:table-cell table:style-name="Tabla5.A1" office:value-type="string">
            <text:p text:style-name="Table_20_Contents">Residuo térmico emergente de fase fotónica</text:p>
          </table:table-cell>
        </table:table-row>
        <table:table-row>
          <table:table-cell table:style-name="Tabla5.A1" office:value-type="string">
            <text:p text:style-name="Table_20_Contents">Fluctuaciones (anisotropías)</text:p>
          </table:table-cell>
          <table:table-cell table:style-name="Tabla5.A1" office:value-type="string">
            <text:p text:style-name="Table_20_Contents">Inestabilidades cuánticas inflacionarias</text:p>
          </table:table-cell>
          <table:table-cell table:style-name="Tabla5.A1" office:value-type="string">
            <text:p text:style-name="Table_20_Contents">Ondas residuales en la red de fase φ post-desacoplamiento</text:p>
          </table:table-cell>
        </table:table-row>
      </table:table>
      <text:p text:style-name="Horizontal_20_Line"/>
      <text:p text:style-name="Text_20_body">En resumen:<text:line-break/>? <text:span text:style-name="Strong_20_Emphasis">El fondo de microondas es, en SQE, la memoria térmica de una red fotónica desacoplada que antes estaba entrelazada cuánticamente con todo.</text:span><text:line-break/>Es real, medible y coherente con el modelo, pero interpretado no como "radiación antigua" sino como <text:span text:style-name="Strong_20_Emphasis">remanente de fase cuántica liberada</text:span>.</text:p>
      <text:p text:style-name="P9"/>
      <text:p text:style-name="Text_20_body">Vamos ahora con la explicación de las <text:span text:style-name="Strong_20_Emphasis">fluctuaciones en el fondo cósmico de microondas (CMB)</text:span> desde el modelo SQE:</text:p>
      <text:p text:style-name="Horizontal_20_Line"/>
      <text:h text:style-name="Heading_20_3" text:outline-level="3">? ¿Qué son las fluctuaciones del CMB?</text:h>
      <text:p text:style-name="Text_20_body">Las <text:span text:style-name="Strong_20_Emphasis">anisotropías del CMB</text:span> (esas pequeñas variaciones de temperatura en diferentes direcciones del cielo) representan <text:span text:style-name="Strong_20_Emphasis">fluctuaciones de energía o densidad</text:span> justo antes del desacoplamiento de la trama fotónica.</text:p>
      <text:p text:style-name="Horizontal_20_Line"/>
      <text:h text:style-name="Heading_20_3" text:outline-level="3">? ¿Cómo las interpreta el modelo estándar?</text:h>
      <text:p text:style-name="Text_20_body">En el modelo clásico (ΛCDM + inflación), estas fluctuaciones:</text:p>
      <text:list xml:id="list3827045968357346521" text:style-name="L70">
        <text:list-item>
          <text:p text:style-name="P73">Son <text:span text:style-name="Strong_20_Emphasis">perturbaciones cuánticas inflacionarias</text:span> amplificadas.</text:p>
        </text:list-item>
        <text:list-item>
          <text:p text:style-name="P73">Se convierten en <text:span text:style-name="Strong_20_Emphasis">ondas acústicas</text:span> en el plasma primordial.</text:p>
        </text:list-item>
        <text:list-item>
          <text:p text:style-name="P73">Las escalas (multipolos) corresponden a los <text:span text:style-name="Strong_20_Emphasis">modos de oscilación</text:span> permitidos por el horizonte causal en ese momento.</text:p>
        </text:list-item>
      </text:list>
      <text:p text:style-name="Horizontal_20_Line"/>
      <text:h text:style-name="Heading_20_3" text:outline-level="3">? ¿Y desde el modelo SQE?</text:h>
      <text:p text:style-name="Text_20_body">En SQE, <text:span text:style-name="Strong_20_Emphasis">esas variaciones no vienen de una inflación rápida</text:span>, sino de:</text:p>
      <text:h text:style-name="Heading_20_4" text:outline-level="4">1. <text:span text:style-name="Strong_20_Emphasis">Ondas de fase en la red φ entrelazada</text:span></text:h>
      <text:p text:style-name="Text_20_body">Antes del desacoplamiento, el universo era un campo cuántico entrelazado con ciertas <text:span text:style-name="Strong_20_Emphasis">modulaciones de fase φ locales</text:span>.</text:p>
      <text:p text:style-name="Text_20_body">→ Estas <text:span text:style-name="Strong_20_Emphasis">modulaciones en φ</text:span> corresponden a <text:span text:style-name="Strong_20_Emphasis">patrones de energía relacional</text:span> (donde ciertas zonas estaban más “densas” en conexión de fase que otras).</text:p>
      <text:h text:style-name="Heading_20_4" text:outline-level="4">2. <text:span text:style-name="Strong_20_Emphasis">Ondas resonantes de reorganización</text:span></text:h>
      <text:p text:style-name="Text_20_body">Cuando la red fotónica se desacopla, los patrones de coherencia en φ se traducen en <text:span text:style-name="Strong_20_Emphasis">ondas de reorganización energética</text:span>:</text:p>
      <text:p text:style-name="Text_20_body">→ Dan lugar a <text:span text:style-name="Strong_20_Emphasis">modos de resonancia</text:span>, con zonas más o menos acopladas.<text:line-break/>→ Esto genera <text:span text:style-name="Strong_20_Emphasis">variaciones de temperatura residual</text:span>, que son las que hoy medimos como <text:span text:style-name="Strong_20_Emphasis">fluctuaciones en el CMB</text:span>.</text:p>
      <text:p text:style-name="Horizontal_20_Line"/>
      <text:h text:style-name="Heading_20_3" text:outline-level="3">? Correspondencia con los multipolos</text:h>
      <text:p text:style-name="Text_20_body">Los <text:span text:style-name="Strong_20_Emphasis">picos acústicos</text:span> en el espectro angular del CMB (multipolos) serían, desde SQE:</text:p>
      <text:list xml:id="list5099219270942772066" text:style-name="L71">
        <text:list-item>
          <text:p text:style-name="P74"><text:span text:style-name="Strong_20_Emphasis">Modos de reorganización energética</text:span> tras el desacoplamiento, <text:span text:style-name="Strong_20_Emphasis">filtrados por la geometría de la red φ</text:span>.</text:p>
        </text:list-item>
        <text:list-item>
          <text:p text:style-name="P74">Lo que en el modelo clásico son “ondas sonoras”, aquí son <text:span text:style-name="Strong_20_Emphasis">modos resonantes cuánticos</text:span> <text:soft-page-break/>entre regiones con distinta densidad de acoplamiento en fase.</text:p>
        </text:list-item>
      </text:list>
      <text:p text:style-name="Horizontal_20_Line"/>
      <text:h text:style-name="Heading_20_3" text:outline-level="3">? Visión general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Componente</text:p>
            </table:table-cell>
            <table:table-cell table:style-name="Tabla6.A1" office:value-type="string">
              <text:p text:style-name="Table_20_Heading">Modelo Estándar</text:p>
            </table:table-cell>
            <table:table-cell table:style-name="Tabla6.A1" office:value-type="string">
              <text:p text:style-name="Table_20_Heading">Modelo SQE</text:p>
            </table:table-cell>
          </table:table-row>
        </table:table-header-rows>
        <table:table-row>
          <table:table-cell table:style-name="Tabla6.A1" office:value-type="string">
            <text:p text:style-name="Table_20_Contents">Fuente de fluctuaciones</text:p>
          </table:table-cell>
          <table:table-cell table:style-name="Tabla6.A1" office:value-type="string">
            <text:p text:style-name="Table_20_Contents">Ondas acústicas post-inflación</text:p>
          </table:table-cell>
          <table:table-cell table:style-name="Tabla6.A1" office:value-type="string">
            <text:p text:style-name="Table_20_Contents">Ondas de reorganización de fase φ</text:p>
          </table:table-cell>
        </table:table-row>
        <table:table-row>
          <table:table-cell table:style-name="Tabla6.A1" office:value-type="string">
            <text:p text:style-name="Table_20_Contents">Geometría observable</text:p>
          </table:table-cell>
          <table:table-cell table:style-name="Tabla6.A1" office:value-type="string">
            <text:p text:style-name="Table_20_Contents">Picos armónicos (multipolos)</text:p>
          </table:table-cell>
          <table:table-cell table:style-name="Tabla6.A1" office:value-type="string">
            <text:p text:style-name="Table_20_Contents">Modos de resonancia cuántica entrelazada</text:p>
          </table:table-cell>
        </table:table-row>
        <table:table-row>
          <table:table-cell table:style-name="Tabla6.A1" office:value-type="string">
            <text:p text:style-name="Table_20_Contents">Correlación angular</text:p>
          </table:table-cell>
          <table:table-cell table:style-name="Tabla6.A1" office:value-type="string">
            <text:p text:style-name="Table_20_Contents">Propagación causal del plasma</text:p>
          </table:table-cell>
          <table:table-cell table:style-name="Tabla6.A1" office:value-type="string">
            <text:p text:style-name="Table_20_Contents">Propagación de reorganización relacional</text:p>
          </table:table-cell>
        </table:table-row>
      </table:table>
      <text:p text:style-name="Horizontal_20_Line"/>
      <text:h text:style-name="Heading_20_3" text:outline-level="3">? Idea clave SQE:</text:h>
      <text:p text:style-name="Quotations">Las fluctuaciones del CMB <text:span text:style-name="Strong_20_Emphasis">no son rastros inflacionarios</text:span>, sino <text:span text:style-name="Strong_20_Emphasis">estructuras de coherencia cuántica residual</text:span> —como un patrón de interferencia dejado por el entrelazamiento cuando se enfría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4-25T17:39:17.08</meta:creation-date>
    <dc:date>2025-05-31T12:09:58.34</dc:date>
    <dc:creator>Lefuan </dc:creator>
    <meta:editing-duration>PT6H25M16S</meta:editing-duration>
    <meta:editing-cycles>14</meta:editing-cycles>
    <meta:generator>OpenOffice/4.1.15$Win32 OpenOffice.org_project/4115m2$Build-9813</meta:generator>
    <meta:document-statistic meta:table-count="6" meta:image-count="0" meta:object-count="0" meta:page-count="20" meta:paragraph-count="425" meta:word-count="4595" meta:character-count="25469"/>
  </office:meta>
</office:document-meta>
</file>